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 Mono" svg:font-family="'Ubuntu Mono'" style:font-pitch="fixed"/>
    <style:font-face style:name="Ubuntu Mono1" svg:font-family="'Ubuntu Mono'" style:font-family-generic="roman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background-color="#eeeeee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rsid="07441c48" officeooo:paragraph-rsid="076a9fee" fo:background-color="#eeeeee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49691a2" fo:background-color="#eeeeee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rsid="04ae0657" officeooo:paragraph-rsid="04b5385c" fo:background-color="#eeeeee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9f3ea8" fo:background-color="#eeeeee"/>
    </style:style>
    <style:style style:name="P6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 fo:padding="0in" fo:border="none" style:shadow="none"/>
      <style:text-properties fo:color="#000000" loext:opacity="100%" style:font-name="JetBrains Mono" officeooo:paragraph-rsid="079f3ea8" fo:background-color="#eeeeee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 fo:padding="0in" fo:border="none" style:shadow="none"/>
      <style:text-properties fo:color="#000000" loext:opacity="100%" style:font-name="JetBrains Mono" fo:font-size="12pt" fo:font-style="normal" fo:font-weight="normal" officeooo:rsid="04abdbdb" officeooo:paragraph-rsid="04abdbdb" fo:background-color="#eeeeee" style:font-size-asian="12pt" style:font-style-asian="normal" style:font-weight-asian="normal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 fo:padding="0in" fo:border="none" style:shadow="none"/>
      <style:text-properties fo:color="#000000" loext:opacity="100%" style:font-name="JetBrains Mono" fo:font-size="12pt" fo:font-style="normal" fo:font-weight="normal" officeooo:rsid="04abdbdb" officeooo:paragraph-rsid="077664b8" fo:background-color="#eeeeee" style:font-size-asian="12pt" style:font-style-asian="normal" style:font-weight-asian="normal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 fo:padding="0in" fo:border="none" style:shadow="none"/>
      <style:text-properties fo:color="#000000" loext:opacity="100%" style:font-name="JetBrains Mono" fo:font-size="12pt" fo:font-style="normal" fo:font-weight="normal" officeooo:rsid="04abdbdb" officeooo:paragraph-rsid="04abdbdb" fo:background-color="#dddddd" style:font-size-asian="12pt" style:font-style-asian="normal" style:font-weight-asian="normal" style:font-weight-complex="normal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1" fo:font-weight="bold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1" fo:font-weight="normal" officeooo:paragraph-rsid="07b0fe51" style:font-weight-asian="normal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6ad2a53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1" fo:font-weight="normal" officeooo:paragraph-rsid="06ad2a53" style:font-weight-asian="normal" style:font-weight-complex="normal"/>
    </style:style>
    <style:style style:name="P1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bb7f72" style:font-weight-asian="normal" style:font-weight-complex="normal"/>
    </style:style>
    <style:style style:name="P1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1" fo:font-weight="normal" officeooo:paragraph-rsid="07bb7f72" style:font-weight-asian="normal" style:font-weight-complex="normal"/>
    </style:style>
    <style:style style:name="P16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723b34" fo:background-color="#eeeeee"/>
    </style:style>
    <style:style style:name="P17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bold" officeooo:paragraph-rsid="06ad2a53" fo:background-color="#eeeeee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b0fe51" fo:background-color="#eeeeee"/>
    </style:style>
    <style:style style:name="P19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/>
    </style:style>
    <style:style style:name="P20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bold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1" fo:font-weight="normal" officeooo:paragraph-rsid="07b3863f" style:font-weight-asian="normal" style:font-weight-complex="normal"/>
    </style:style>
    <style:style style:name="P2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b3863f" style:font-weight-asian="normal" style:font-weight-complex="normal"/>
    </style:style>
    <style:style style:name="P23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aa3a08" fo:background-color="#eeeeee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689eed" fo:background-color="#eeeeee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689eed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5689eed" style:font-weight-asian="normal" style:font-weight-complex="normal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b4c722" style:font-weight-asian="normal" style:font-weight-complex="normal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b51495" fo:background-color="#eeeeee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a9b003" fo:background-color="#eeeeee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b51495" style:font-weight-asian="normal" style:font-weight-complex="normal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5afb2ac" style:font-weight-asian="normal" style:font-weight-complex="normal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a65663" fo:background-color="#eeeeee"/>
    </style:style>
    <style:style style:name="P33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456c1fb" fo:background-color="#eeeeee"/>
    </style:style>
    <style:style style:name="P3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757d24" fo:background-color="#eeeeee"/>
    </style:style>
    <style:style style:name="P3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ff7a64" fo:background-color="#eeeeee"/>
    </style:style>
    <style:style style:name="P36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6b1f2d3" fo:background-color="#eeeeee"/>
    </style:style>
    <style:style style:name="P37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6b8ddee" fo:background-color="#eeeeee"/>
    </style:style>
    <style:style style:name="P38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6ae6dcb" fo:background-color="#eeeeee"/>
    </style:style>
    <style:style style:name="P39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6345e8" fo:background-color="#eeeeee"/>
    </style:style>
    <style:style style:name="P40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763b2a" fo:background-color="#eeeeee"/>
    </style:style>
    <style:style style:name="P41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74375c" fo:background-color="#eeeeee"/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b4c722"/>
    </style:style>
    <style:style style:name="P43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c5831d" style:font-weight-asian="normal" style:font-weight-complex="normal"/>
    </style:style>
    <style:style style:name="P4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style:font-weight-asian="normal" style:font-weight-complex="normal"/>
    </style:style>
    <style:style style:name="P4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687991e" style:font-weight-asian="normal" style:font-weight-complex="normal"/>
    </style:style>
    <style:style style:name="P46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b6209c" style:font-weight-asian="normal" style:font-weight-complex="normal"/>
    </style:style>
    <style:style style:name="P47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35113c" style:font-weight-asian="normal" style:font-weight-complex="normal"/>
    </style:style>
    <style:style style:name="P48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24401f" style:font-weight-asian="normal" style:font-weight-complex="normal"/>
    </style:style>
    <style:style style:name="P49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2015c9" style:font-weight-asian="normal" style:font-weight-complex="normal"/>
    </style:style>
    <style:style style:name="P50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284831"/>
    </style:style>
    <style:style style:name="P51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b0bd4e" fo:background-color="#eeeeee"/>
    </style:style>
    <style:style style:name="P5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469e9c" fo:background-color="#eeeeee"/>
    </style:style>
    <style:style style:name="P53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6f5b7b3" fo:background-color="#eeeeee"/>
    </style:style>
    <style:style style:name="P5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c3d779" style:font-weight-asian="normal" style:font-weight-complex="normal"/>
    </style:style>
    <style:style style:name="P5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b786db" style:font-weight-asian="normal" style:font-weight-complex="normal"/>
    </style:style>
    <style:style style:name="P56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b7fffc"/>
    </style:style>
    <style:style style:name="P57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b86203"/>
    </style:style>
    <style:style style:name="P58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53b1886" style:font-weight-asian="normal" style:font-weight-complex="normal"/>
    </style:style>
    <style:style style:name="P59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b86203" style:font-weight-asian="normal" style:font-weight-complex="normal"/>
    </style:style>
    <style:style style:name="P60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c0db4a" style:font-weight-asian="normal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6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ba3f75" style:font-weight-asian="normal" style:font-weight-complex="normal"/>
    </style:style>
    <style:style style:name="P63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5c6411d" style:font-weight-asian="normal" style:font-weight-complex="normal"/>
    </style:style>
    <style:style style:name="P6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ba3f75"/>
    </style:style>
    <style:style style:name="P6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03db36" style:font-weight-asian="normal" style:font-weight-complex="normal"/>
    </style:style>
    <style:style style:name="P66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rsid="04a07d17" officeooo:paragraph-rsid="049cbeba" style:font-weight-asian="normal" style:font-weight-complex="normal"/>
    </style:style>
    <style:style style:name="P67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49cbeba" style:font-weight-asian="normal" style:font-weight-complex="normal"/>
    </style:style>
    <style:style style:name="P68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7661d32" style:font-weight-asian="normal" style:font-weight-complex="normal"/>
    </style:style>
    <style:style style:name="P69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bold" officeooo:paragraph-rsid="07bb7f72" style:font-weight-asian="bold" style:font-weight-complex="bold"/>
    </style:style>
    <style:style style:name="P70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70cde3"/>
    </style:style>
    <style:style style:name="P71" style:family="paragraph" style:parent-style-name="Text_20_body">
      <style:paragraph-properties fo:margin-top="0in" fo:margin-bottom="0in" style:contextual-spacing="false" fo:line-height="100%"/>
      <style:text-properties fo:color="#000000" loext:opacity="100%" officeooo:paragraph-rsid="044aa027"/>
    </style:style>
    <style:style style:name="P7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47654d8"/>
    </style:style>
    <style:style style:name="P7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JetBrains Mono" fo:font-size="10pt" fo:font-style="normal" fo:font-weight="normal" officeooo:paragraph-rsid="07ac90e1" style:font-size-asian="10pt" style:font-style-asian="normal" style:font-weight-asian="normal"/>
    </style:style>
    <style:style style:name="P7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488a002"/>
    </style:style>
    <style:style style:name="P7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49525d4"/>
    </style:style>
    <style:style style:name="P76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rsid="061eb1b9" officeooo:paragraph-rsid="061eb1b9"/>
    </style:style>
    <style:style style:name="P77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bold" officeooo:rsid="061c9f11" officeooo:paragraph-rsid="061c9f11" style:font-weight-asian="bold" style:font-weight-complex="bold"/>
    </style:style>
    <style:style style:name="P78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626d902"/>
    </style:style>
    <style:style style:name="P79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68741e7"/>
    </style:style>
    <style:style style:name="P80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fo:font-weight="normal" officeooo:paragraph-rsid="068741e7" style:font-weight-asian="normal" style:font-weight-complex="normal"/>
    </style:style>
    <style:style style:name="P81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rsid="05cbbcf2" officeooo:paragraph-rsid="05cbbcf2"/>
    </style:style>
    <style:style style:name="P8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60175c6"/>
    </style:style>
    <style:style style:name="P83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c13485"/>
    </style:style>
    <style:style style:name="P8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0e1eb3"/>
    </style:style>
    <style:style style:name="P8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0e5d83"/>
    </style:style>
    <style:style style:name="P86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657354"/>
    </style:style>
    <style:style style:name="P87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rsid="06a66b8f" officeooo:paragraph-rsid="06a66b8f"/>
    </style:style>
    <style:style style:name="P88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6a670e8"/>
    </style:style>
    <style:style style:name="P89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469e9c"/>
    </style:style>
    <style:style style:name="P90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6056958"/>
    </style:style>
    <style:style style:name="P91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6a6fbfe"/>
    </style:style>
    <style:style style:name="P9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4995223"/>
    </style:style>
    <style:style style:name="P93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49b29a5"/>
    </style:style>
    <style:style style:name="P9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c2968a"/>
    </style:style>
    <style:style style:name="P9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707490"/>
    </style:style>
    <style:style style:name="P96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96f0eb"/>
    </style:style>
    <style:style style:name="P97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76ee5c9"/>
    </style:style>
    <style:style style:name="P98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rsid="07ab8cd5" officeooo:paragraph-rsid="07ab8cd5"/>
    </style:style>
    <style:style style:name="P99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paragraph-rsid="05af3de8"/>
    </style:style>
    <style:style style:name="P100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Ubuntu Mono" officeooo:rsid="07876f12" officeooo:paragraph-rsid="07971af3"/>
    </style:style>
    <style:style style:name="P101" style:family="paragraph" style:parent-style-name="Text_20_body">
      <style:text-properties fo:color="#000000" loext:opacity="100%" style:font-name="Ubuntu Mono"/>
    </style:style>
    <style:style style:name="P102" style:family="paragraph" style:parent-style-name="Preformatted_20_Text">
      <style:paragraph-properties fo:line-height="100%"/>
      <style:text-properties fo:color="#000000" loext:opacity="100%"/>
    </style:style>
    <style:style style:name="T1" style:family="text">
      <style:text-properties officeooo:rsid="03f73fff"/>
    </style:style>
    <style:style style:name="T2" style:family="text">
      <style:text-properties fo:font-style="normal" fo:font-weight="normal" officeooo:rsid="02c3c0ee" style:font-style-asian="normal" style:font-weight-asian="normal"/>
    </style:style>
    <style:style style:name="T3" style:family="text">
      <style:text-properties fo:font-style="normal" fo:font-weight="normal" officeooo:rsid="013fe7c3" style:font-style-asian="normal" style:font-weight-asian="normal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officeooo:rsid="01416c90" style:font-style-asian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weight-complex="normal"/>
    </style:style>
    <style:style style:name="T7" style:family="text">
      <style:text-properties fo:font-style="normal" fo:font-weight="normal" officeooo:rsid="013e85b9" style:font-style-asian="normal" style:font-weight-asian="normal" style:font-weight-complex="normal"/>
    </style:style>
    <style:style style:name="T8" style:family="text">
      <style:text-properties officeooo:rsid="041f517e"/>
    </style:style>
    <style:style style:name="T9" style:family="text">
      <style:text-properties officeooo:rsid="055117c0"/>
    </style:style>
    <style:style style:name="T10" style:family="text">
      <style:text-properties officeooo:rsid="07bbf4a4"/>
    </style:style>
    <style:style style:name="T11" style:family="text">
      <style:text-properties officeooo:rsid="049691a2"/>
    </style:style>
    <style:style style:name="T12" style:family="text">
      <style:text-properties officeooo:rsid="06a652f8"/>
    </style:style>
    <style:style style:name="T13" style:family="text">
      <style:text-properties officeooo:rsid="05b2495e"/>
    </style:style>
    <style:style style:name="T14" style:family="text">
      <style:text-properties officeooo:rsid="04f825e6"/>
    </style:style>
    <style:style style:name="T15" style:family="text">
      <style:text-properties officeooo:rsid="049cbeba"/>
    </style:style>
    <style:style style:name="T16" style:family="text">
      <style:text-properties officeooo:rsid="07afbc57"/>
    </style:style>
    <style:style style:name="T17" style:family="text">
      <style:text-properties officeooo:rsid="079d2cb3"/>
    </style:style>
    <style:style style:name="T18" style:family="text">
      <style:text-properties officeooo:rsid="079df517"/>
    </style:style>
    <style:style style:name="T19" style:family="text">
      <style:text-properties officeooo:rsid="079f3ea8"/>
    </style:style>
    <style:style style:name="T20" style:family="text">
      <style:text-properties fo:font-size="12pt" fo:font-style="normal" fo:font-weight="normal" officeooo:rsid="00670568" style:font-size-asian="12pt" style:font-style-asian="normal" style:font-weight-asian="normal" style:font-weight-complex="normal"/>
    </style:style>
    <style:style style:name="T21" style:family="text">
      <style:text-properties fo:font-size="12pt" fo:font-style="normal" fo:font-weight="normal" officeooo:rsid="00727056" style:font-size-asian="12pt" style:font-style-asian="normal" style:font-weight-asian="normal" style:font-weight-complex="normal"/>
    </style:style>
    <style:style style:name="T22" style:family="text">
      <style:text-properties fo:font-size="12pt" fo:font-style="normal" fo:font-weight="normal" officeooo:rsid="07796560" style:font-size-asian="12pt" style:font-style-asian="normal" style:font-weight-asian="normal" style:font-weight-complex="normal"/>
    </style:style>
    <style:style style:name="T23" style:family="text">
      <style:text-properties officeooo:rsid="0782fa3e"/>
    </style:style>
    <style:style style:name="T24" style:family="text">
      <style:text-properties officeooo:rsid="0796f0eb"/>
    </style:style>
    <style:style style:name="T25" style:family="text">
      <style:text-properties officeooo:rsid="077664b8"/>
    </style:style>
    <style:style style:name="T26" style:family="text">
      <style:text-properties officeooo:rsid="077f471c"/>
    </style:style>
    <style:style style:name="T27" style:family="text">
      <style:text-properties officeooo:rsid="07838598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2904d8a"/>
    </style:style>
    <style:style style:name="T30" style:family="text">
      <style:text-properties officeooo:rsid="04631fa4"/>
    </style:style>
    <style:style style:name="T31" style:family="text">
      <style:text-properties style:font-name="Ubuntu Mono1"/>
    </style:style>
    <style:style style:name="T32" style:family="text">
      <style:text-properties officeooo:rsid="045fd074"/>
    </style:style>
    <style:style style:name="T33" style:family="text">
      <style:text-properties officeooo:rsid="05723b34"/>
    </style:style>
    <style:style style:name="T34" style:family="text">
      <style:text-properties officeooo:rsid="0576c4a3"/>
    </style:style>
    <style:style style:name="T35" style:family="text">
      <style:text-properties officeooo:rsid="07b0fe51"/>
    </style:style>
    <style:style style:name="T36" style:family="text">
      <style:text-properties officeooo:rsid="037a07ae"/>
    </style:style>
    <style:style style:name="T37" style:family="text">
      <style:text-properties officeooo:rsid="06ad2a53"/>
    </style:style>
    <style:style style:name="T38" style:family="text">
      <style:text-properties style:font-name="Ubuntu Mono1" fo:font-weight="bold" style:font-weight-asian="bold" style:font-weight-complex="bold"/>
    </style:style>
    <style:style style:name="T39" style:family="text">
      <style:text-properties fo:font-weight="bold" officeooo:rsid="01a09f4f" style:font-weight-asian="bold" style:font-weight-complex="bold"/>
    </style:style>
    <style:style style:name="T40" style:family="text">
      <style:text-properties officeooo:rsid="01a09f4f"/>
    </style:style>
    <style:style style:name="T41" style:family="text">
      <style:text-properties officeooo:rsid="07a249ca"/>
    </style:style>
    <style:style style:name="T42" style:family="text">
      <style:text-properties fo:font-weight="bold" officeooo:rsid="05689eed" style:font-weight-asian="bold" style:font-weight-complex="bold"/>
    </style:style>
    <style:style style:name="T43" style:family="text">
      <style:text-properties officeooo:rsid="07af6ae1"/>
    </style:style>
    <style:style style:name="T44" style:family="text">
      <style:text-properties officeooo:rsid="07aa3a08"/>
    </style:style>
    <style:style style:name="T45" style:family="text">
      <style:text-properties fo:font-weight="bold" officeooo:rsid="07b3863f" style:font-weight-asian="bold" style:font-weight-complex="bold"/>
    </style:style>
    <style:style style:name="T46" style:family="text">
      <style:text-properties fo:color="#bf0041" loext:opacity="100%"/>
    </style:style>
    <style:style style:name="T47" style:family="text">
      <style:text-properties officeooo:rsid="05afb2ac"/>
    </style:style>
    <style:style style:name="T48" style:family="text">
      <style:text-properties officeooo:rsid="05a65663"/>
    </style:style>
    <style:style style:name="T49" style:family="text">
      <style:text-properties officeooo:rsid="05a9b003"/>
    </style:style>
    <style:style style:name="T50" style:family="text">
      <style:text-properties style:font-name="Ubuntu Mono1" officeooo:rsid="05a65663"/>
    </style:style>
    <style:style style:name="T51" style:family="text">
      <style:text-properties officeooo:rsid="0456c1fb"/>
    </style:style>
    <style:style style:name="T52" style:family="text">
      <style:text-properties officeooo:rsid="045c978d"/>
    </style:style>
    <style:style style:name="T53" style:family="text">
      <style:text-properties officeooo:rsid="045912df"/>
    </style:style>
    <style:style style:name="T54" style:family="text">
      <style:text-properties officeooo:rsid="05a86cce"/>
    </style:style>
    <style:style style:name="T55" style:family="text">
      <style:text-properties fo:font-weight="bold" officeooo:rsid="07b4c722" style:font-weight-asian="bold" style:font-weight-complex="bold"/>
    </style:style>
    <style:style style:name="T56" style:family="text">
      <style:text-properties officeooo:rsid="05757d24"/>
    </style:style>
    <style:style style:name="T57" style:family="text">
      <style:text-properties officeooo:rsid="02982d6f"/>
    </style:style>
    <style:style style:name="T58" style:family="text">
      <style:text-properties officeooo:rsid="028e9c85"/>
    </style:style>
    <style:style style:name="T59" style:family="text">
      <style:text-properties officeooo:rsid="01d24fba"/>
    </style:style>
    <style:style style:name="T60" style:family="text">
      <style:text-properties fo:font-weight="normal" officeooo:rsid="06e96ad0" style:font-weight-asian="normal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28e9c85" style:font-weight-asian="normal" style:font-weight-complex="normal"/>
    </style:style>
    <style:style style:name="T63" style:family="text">
      <style:text-properties fo:font-weight="normal" officeooo:rsid="01b64585" style:font-weight-asian="normal" style:font-weight-complex="normal"/>
    </style:style>
    <style:style style:name="T64" style:family="text">
      <style:text-properties officeooo:rsid="030b823a"/>
    </style:style>
    <style:style style:name="T65" style:family="text">
      <style:text-properties officeooo:rsid="03043f5b"/>
    </style:style>
    <style:style style:name="T66" style:family="text">
      <style:text-properties officeooo:rsid="031da9e1"/>
    </style:style>
    <style:style style:name="T67" style:family="text">
      <style:text-properties fo:font-weight="bold" officeooo:rsid="001b11c7" style:font-weight-asian="bold" style:font-weight-complex="bold"/>
    </style:style>
    <style:style style:name="T68" style:family="text">
      <style:text-properties fo:font-weight="bold" officeooo:rsid="031da9e1" style:font-weight-asian="bold" style:font-weight-complex="bold"/>
    </style:style>
    <style:style style:name="T69" style:family="text">
      <style:text-properties officeooo:rsid="04293bb4"/>
    </style:style>
    <style:style style:name="T70" style:family="text">
      <style:text-properties officeooo:rsid="0417c399"/>
    </style:style>
    <style:style style:name="T71" style:family="text">
      <style:text-properties officeooo:rsid="06b1f2d3"/>
    </style:style>
    <style:style style:name="T72" style:family="text">
      <style:text-properties officeooo:rsid="076345e8"/>
    </style:style>
    <style:style style:name="T73" style:family="text">
      <style:text-properties officeooo:rsid="06b8ddee"/>
    </style:style>
    <style:style style:name="T74" style:family="text">
      <style:text-properties officeooo:rsid="01a90da6"/>
    </style:style>
    <style:style style:name="T75" style:family="text">
      <style:text-properties officeooo:rsid="054088fa"/>
    </style:style>
    <style:style style:name="T76" style:family="text">
      <style:text-properties officeooo:rsid="01aae935"/>
    </style:style>
    <style:style style:name="T77" style:family="text">
      <style:text-properties officeooo:rsid="053fcb92"/>
    </style:style>
    <style:style style:name="T78" style:family="text">
      <style:text-properties officeooo:rsid="02161cae"/>
    </style:style>
    <style:style style:name="T79" style:family="text">
      <style:text-properties officeooo:rsid="0323dd3b"/>
    </style:style>
    <style:style style:name="T80" style:family="text">
      <style:text-properties officeooo:rsid="0312fea5"/>
    </style:style>
    <style:style style:name="T81" style:family="text">
      <style:text-properties officeooo:rsid="031e4201"/>
    </style:style>
    <style:style style:name="T82" style:family="text">
      <style:text-properties officeooo:rsid="0431d034"/>
    </style:style>
    <style:style style:name="T83" style:family="text">
      <style:text-properties officeooo:rsid="042ac512"/>
    </style:style>
    <style:style style:name="T84" style:family="text">
      <style:text-properties officeooo:rsid="04478ed9"/>
    </style:style>
    <style:style style:name="T85" style:family="text">
      <style:text-properties officeooo:rsid="0310a1d6"/>
    </style:style>
    <style:style style:name="T86" style:family="text">
      <style:text-properties officeooo:rsid="031bc305"/>
    </style:style>
    <style:style style:name="T87" style:family="text">
      <style:text-properties officeooo:rsid="03151e49"/>
    </style:style>
    <style:style style:name="T88" style:family="text">
      <style:text-properties officeooo:rsid="06b20bd6"/>
    </style:style>
    <style:style style:name="T89" style:family="text">
      <style:text-properties officeooo:rsid="06eb987b"/>
    </style:style>
    <style:style style:name="T90" style:family="text">
      <style:text-properties officeooo:rsid="03327cd3"/>
    </style:style>
    <style:style style:name="T91" style:family="text">
      <style:text-properties officeooo:rsid="0252e812"/>
    </style:style>
    <style:style style:name="T92" style:family="text">
      <style:text-properties officeooo:rsid="03227418"/>
    </style:style>
    <style:style style:name="T93" style:family="text">
      <style:text-properties officeooo:rsid="01a3fd53"/>
    </style:style>
    <style:style style:name="T94" style:family="text">
      <style:text-properties officeooo:rsid="07765ab1"/>
    </style:style>
    <style:style style:name="T95" style:family="text">
      <style:text-properties officeooo:rsid="07b4c722"/>
    </style:style>
    <style:style style:name="T96" style:family="text">
      <style:text-properties officeooo:rsid="0687991e"/>
    </style:style>
    <style:style style:name="T97" style:family="text">
      <style:text-properties officeooo:rsid="02b1233d"/>
    </style:style>
    <style:style style:name="T98" style:family="text">
      <style:text-properties officeooo:rsid="0693c1ab"/>
    </style:style>
    <style:style style:name="T99" style:family="text">
      <style:text-properties officeooo:rsid="068877e4"/>
    </style:style>
    <style:style style:name="T100" style:family="text">
      <style:text-properties officeooo:rsid="02acc04d"/>
    </style:style>
    <style:style style:name="T101" style:family="text">
      <style:text-properties fo:color="#bf0041" loext:opacity="100%" officeooo:rsid="07c0db4a"/>
    </style:style>
    <style:style style:name="T102" style:family="text">
      <style:text-properties officeooo:rsid="02919d1b"/>
    </style:style>
    <style:style style:name="T103" style:family="text">
      <style:text-properties officeooo:rsid="07657354"/>
    </style:style>
    <style:style style:name="T104" style:family="text">
      <style:text-properties officeooo:rsid="0404699e"/>
    </style:style>
    <style:style style:name="T105" style:family="text">
      <style:text-properties officeooo:rsid="07239d18"/>
    </style:style>
    <style:style style:name="T106" style:family="text">
      <style:text-properties officeooo:rsid="07300417"/>
    </style:style>
    <style:style style:name="T107" style:family="text">
      <style:text-properties officeooo:rsid="0729ab5e"/>
    </style:style>
    <style:style style:name="T108" style:family="text">
      <style:text-properties officeooo:rsid="07335d9b"/>
    </style:style>
    <style:style style:name="T109" style:family="text">
      <style:text-properties officeooo:rsid="03471a6c"/>
    </style:style>
    <style:style style:name="T110" style:family="text">
      <style:text-properties officeooo:rsid="0731c952"/>
    </style:style>
    <style:style style:name="T111" style:family="text">
      <style:text-properties officeooo:rsid="029502bd"/>
    </style:style>
    <style:style style:name="T112" style:family="text">
      <style:text-properties officeooo:rsid="068a60a5"/>
    </style:style>
    <style:style style:name="T113" style:family="text">
      <style:text-properties officeooo:rsid="0295a559"/>
    </style:style>
    <style:style style:name="T114" style:family="text">
      <style:text-properties fo:font-weight="normal" officeooo:rsid="03471a6c" style:font-weight-asian="normal" style:font-weight-complex="normal"/>
    </style:style>
    <style:style style:name="T115" style:family="text">
      <style:text-properties officeooo:rsid="02cba66b"/>
    </style:style>
    <style:style style:name="T116" style:family="text">
      <style:text-properties officeooo:rsid="01c85007"/>
    </style:style>
    <style:style style:name="T117" style:family="text">
      <style:text-properties officeooo:rsid="01d3ce48"/>
    </style:style>
    <style:style style:name="T118" style:family="text">
      <style:text-properties officeooo:rsid="07469e9c"/>
    </style:style>
    <style:style style:name="T119" style:family="text">
      <style:text-properties officeooo:rsid="06f8d2e0"/>
    </style:style>
    <style:style style:name="T120" style:family="text">
      <style:text-properties officeooo:rsid="06f97bdc"/>
    </style:style>
    <style:style style:name="T121" style:family="text">
      <style:text-properties officeooo:rsid="01c7d2d2"/>
    </style:style>
    <style:style style:name="T122" style:family="text">
      <style:text-properties officeooo:rsid="06fa0bcc"/>
    </style:style>
    <style:style style:name="T123" style:family="text">
      <style:text-properties officeooo:rsid="02a84326"/>
    </style:style>
    <style:style style:name="T124" style:family="text">
      <style:text-properties officeooo:rsid="07c3d779"/>
    </style:style>
    <style:style style:name="T125" style:family="text">
      <style:text-properties officeooo:rsid="01ec3001"/>
    </style:style>
    <style:style style:name="T126" style:family="text">
      <style:text-properties officeooo:rsid="02d634e9"/>
    </style:style>
    <style:style style:name="T127" style:family="text">
      <style:text-properties officeooo:rsid="02d481b0"/>
    </style:style>
    <style:style style:name="T128" style:family="text">
      <style:text-properties officeooo:rsid="02c08417"/>
    </style:style>
    <style:style style:name="T129" style:family="text">
      <style:text-properties officeooo:rsid="01ea9f28"/>
    </style:style>
    <style:style style:name="T130" style:family="text">
      <style:text-properties officeooo:rsid="001b11c7"/>
    </style:style>
    <style:style style:name="T131" style:family="text">
      <style:text-properties officeooo:rsid="02d6cf65"/>
    </style:style>
    <style:style style:name="T132" style:family="text">
      <style:text-properties officeooo:rsid="02d81946"/>
    </style:style>
    <style:style style:name="T133" style:family="text">
      <style:text-properties officeooo:rsid="0706b02c"/>
    </style:style>
    <style:style style:name="T134" style:family="text">
      <style:text-properties officeooo:rsid="05fb8e0c"/>
    </style:style>
    <style:style style:name="T135" style:family="text">
      <style:text-properties officeooo:rsid="0765b717"/>
    </style:style>
    <style:style style:name="T136" style:family="text">
      <style:text-properties officeooo:rsid="07c0db4a"/>
    </style:style>
    <style:style style:name="T137" style:family="text">
      <style:text-properties officeooo:rsid="070ab4b4"/>
    </style:style>
    <style:style style:name="T138" style:family="text">
      <style:text-properties officeooo:rsid="02eff891"/>
    </style:style>
    <style:style style:name="T139" style:family="text">
      <style:text-properties fo:color="#000000" loext:opacity="100%" fo:font-family="'Times New Roman', serif" fo:font-size="12pt" fo:language="en" fo:country="GB" fo:font-weight="bold"/>
    </style:style>
    <style:style style:name="T140" style:family="text">
      <style:text-properties fo:color="#000000" loext:opacity="100%" style:font-name="Ubuntu Mono" fo:font-weight="bold" style:font-weight-asian="bold" style:font-weight-complex="bold"/>
    </style:style>
    <style:style style:name="T141" style:family="text">
      <style:text-properties fo:color="#000000" loext:opacity="100%" style:font-name="Ubuntu Mono" fo:font-weight="normal" style:font-weight-asian="normal" style:font-weight-complex="normal"/>
    </style:style>
    <style:style style:name="T142" style:family="text">
      <style:text-properties officeooo:rsid="034f8b44"/>
    </style:style>
    <style:style style:name="T143" style:family="text">
      <style:text-properties officeooo:rsid="05c6411d"/>
    </style:style>
    <style:style style:name="T144" style:family="text">
      <style:text-properties officeooo:rsid="06911f95"/>
    </style:style>
    <style:style style:name="T145" style:family="text">
      <style:text-properties officeooo:rsid="070dbeff"/>
    </style:style>
    <style:style style:name="T146" style:family="text">
      <style:text-properties officeooo:rsid="05c096ec"/>
    </style:style>
    <style:style style:name="T147" style:family="text">
      <style:text-properties officeooo:rsid="05be7b9f"/>
    </style:style>
    <style:style style:name="T148" style:family="text">
      <style:text-properties officeooo:rsid="0326944f"/>
    </style:style>
    <style:style style:name="T149" style:family="text">
      <style:text-properties officeooo:rsid="05bcc834"/>
    </style:style>
    <style:style style:name="T150" style:family="text">
      <style:text-properties officeooo:rsid="06fdbd09"/>
    </style:style>
    <style:style style:name="T151" style:family="text">
      <style:text-properties officeooo:rsid="06a29840"/>
    </style:style>
    <style:style style:name="T152" style:family="text">
      <style:text-properties officeooo:rsid="0696a940"/>
    </style:style>
    <style:style style:name="T153" style:family="text">
      <style:text-properties officeooo:rsid="049e8917"/>
    </style:style>
    <style:style style:name="T154" style:family="text">
      <style:text-properties officeooo:rsid="04a07d17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officeooo:rsid="05b52dd5"/>
    </style:style>
    <style:style style:name="T157" style:family="text">
      <style:text-properties officeooo:rsid="05b4561d"/>
    </style:style>
    <style:style style:name="T158" style:family="text">
      <style:text-properties officeooo:rsid="04a0e7f2"/>
    </style:style>
    <style:style style:name="T159" style:family="text">
      <style:text-properties officeooo:rsid="0703db36"/>
    </style:style>
    <style:style style:name="T160" style:family="text">
      <style:text-properties officeooo:rsid="0703ff19"/>
    </style:style>
    <style:style style:name="T161" style:family="text">
      <style:text-properties officeooo:rsid="05c7d408"/>
    </style:style>
    <style:style style:name="T162" style:family="text">
      <style:text-properties officeooo:rsid="07661d32"/>
    </style:style>
    <style:style style:name="T163" style:family="text">
      <style:text-properties officeooo:rsid="07776645"/>
    </style:style>
    <style:style style:name="T164" style:family="text">
      <style:text-properties fo:font-weight="bold" officeooo:rsid="019cfb34" style:font-weight-asian="bold" style:font-weight-complex="bold"/>
    </style:style>
    <style:style style:name="T165" style:family="text">
      <style:text-properties officeooo:rsid="019cfb34"/>
    </style:style>
    <style:style style:name="T166" style:family="text">
      <style:text-properties officeooo:rsid="01b92bf4"/>
    </style:style>
    <style:style style:name="T167" style:family="text">
      <style:text-properties officeooo:rsid="01d4ec27"/>
    </style:style>
    <style:style style:name="T168" style:family="text">
      <style:text-properties officeooo:rsid="02ae2a97"/>
    </style:style>
    <style:style style:name="T169" style:family="text">
      <style:text-properties officeooo:rsid="02db34d3"/>
    </style:style>
    <style:style style:name="T170" style:family="text">
      <style:text-properties officeooo:rsid="01d7dc99"/>
    </style:style>
    <style:style style:name="T171" style:family="text">
      <style:text-properties officeooo:rsid="01d847ba"/>
    </style:style>
    <style:style style:name="T172" style:family="text">
      <style:text-properties officeooo:rsid="02dcfb4d"/>
    </style:style>
    <style:style style:name="T173" style:family="text">
      <style:text-properties officeooo:rsid="032ceba5"/>
    </style:style>
    <style:style style:name="T174" style:family="text">
      <style:text-properties officeooo:rsid="034170fd"/>
    </style:style>
    <style:style style:name="T175" style:family="text">
      <style:text-properties officeooo:rsid="02729d8b"/>
    </style:style>
    <style:style style:name="T176" style:family="text">
      <style:text-properties officeooo:rsid="0340f8b4"/>
    </style:style>
    <style:style style:name="T177" style:family="text">
      <style:text-properties officeooo:rsid="02d918c0"/>
    </style:style>
    <style:style style:name="T178" style:family="text">
      <style:text-properties officeooo:rsid="01f96238"/>
    </style:style>
    <style:style style:name="T179" style:family="text">
      <style:text-properties fo:font-weight="normal" officeooo:rsid="049525d4" style:font-weight-asian="normal" style:font-weight-complex="normal"/>
    </style:style>
    <style:style style:name="T180" style:family="text">
      <style:text-properties officeooo:rsid="01db4ec7"/>
    </style:style>
    <style:style style:name="T181" style:family="text">
      <style:text-properties officeooo:rsid="032b8514"/>
    </style:style>
    <style:style style:name="T182" style:family="text">
      <style:text-properties fo:font-weight="bold" officeooo:rsid="032b8514" style:font-weight-asian="bold" style:font-weight-complex="bold"/>
    </style:style>
    <style:style style:name="T183" style:family="text">
      <style:text-properties fo:font-weight="bold" officeooo:rsid="0570cde3" style:font-weight-asian="bold" style:font-weight-complex="bold"/>
    </style:style>
    <style:style style:name="T184" style:family="text">
      <style:text-properties fo:font-weight="bold" officeooo:rsid="0340f8b4" style:font-weight-asian="bold" style:font-weight-complex="bold"/>
    </style:style>
    <style:style style:name="T185" style:family="text">
      <style:text-properties fo:font-weight="bold" officeooo:rsid="056f43a1" style:font-weight-asian="bold" style:font-weight-complex="bold"/>
    </style:style>
    <style:style style:name="T186" style:family="text">
      <style:text-properties officeooo:rsid="01c09f41"/>
    </style:style>
    <style:style style:name="T187" style:family="text">
      <style:text-properties fo:background-color="transparent" loext:char-shading-value="0"/>
    </style:style>
    <style:style style:name="T188" style:family="text">
      <style:text-properties fo:font-weight="bold" officeooo:rsid="04976ab0" style:font-weight-asian="bold" style:font-weight-complex="bold"/>
    </style:style>
    <style:style style:name="T189" style:family="text">
      <style:text-properties style:font-name="Ubuntu Mono" officeooo:rsid="0340f8b4"/>
    </style:style>
    <style:style style:name="T190" style:family="text">
      <style:text-properties style:font-name="Ubuntu Mono"/>
    </style:style>
    <style:style style:name="T191" style:family="text">
      <style:text-properties style:font-name="Ubuntu Mono" officeooo:rsid="034170fd"/>
    </style:style>
    <style:style style:name="T192" style:family="text">
      <style:text-properties style:font-name="Ubuntu Mono" officeooo:rsid="02729d8b"/>
    </style:style>
    <style:style style:name="T193" style:family="text">
      <style:text-properties style:font-name="Ubuntu Mono" officeooo:rsid="033f4f76"/>
    </style:style>
    <style:style style:name="T194" style:family="text">
      <style:text-properties style:font-name="Ubuntu Mono" officeooo:rsid="032e0547"/>
    </style:style>
    <style:style style:name="T195" style:family="text">
      <style:text-properties style:font-name="Ubuntu Mono" officeooo:rsid="02ab4f0e"/>
    </style:style>
    <style:style style:name="T196" style:family="text">
      <style:text-properties officeooo:rsid="07ac90e1"/>
    </style:style>
    <style:style style:name="T197" style:family="text">
      <style:text-properties officeooo:rsid="02ab4f0e"/>
    </style:style>
    <style:style style:name="T198" style:family="text">
      <style:text-properties officeooo:rsid="032e0547"/>
    </style:style>
    <style:style style:name="T199" style:family="text">
      <style:text-properties officeooo:rsid="034bbb33"/>
    </style:style>
    <style:style style:name="T200" style:family="text">
      <style:text-properties officeooo:rsid="03304360" fo:background-color="transparent" loext:char-shading-value="0"/>
    </style:style>
    <style:style style:name="T201" style:family="text">
      <style:text-properties officeooo:rsid="032e0547" fo:background-color="transparent" loext:char-shading-value="0"/>
    </style:style>
    <style:style style:name="T202" style:family="text">
      <style:text-properties fo:font-weight="bold" officeooo:rsid="001b11c7" fo:background-color="transparent" loext:char-shading-value="0" style:font-weight-asian="bold" style:font-weight-complex="bold"/>
    </style:style>
    <style:style style:name="T203" style:family="text">
      <style:text-properties fo:font-weight="bold" officeooo:rsid="02e29f5c" fo:background-color="transparent" loext:char-shading-value="0" style:font-weight-asian="bold" style:font-weight-complex="bold"/>
    </style:style>
    <style:style style:name="T204" style:family="text">
      <style:text-properties fo:font-weight="bold" officeooo:rsid="02ab4f0e" fo:background-color="transparent" loext:char-shading-value="0" style:font-weight-asian="bold" style:font-weight-complex="bold"/>
    </style:style>
    <style:style style:name="T205" style:family="text">
      <style:text-properties officeooo:rsid="0286df0a" fo:background-color="transparent" loext:char-shading-value="0"/>
    </style:style>
    <style:style style:name="T206" style:family="text">
      <style:text-properties fo:font-weight="bold" officeooo:rsid="037c5d31" style:font-name-asian="Noto Sans Mono CJK SC" style:font-weight-asian="bold" style:font-name-complex="Liberation Mono" style:font-weight-complex="bold"/>
    </style:style>
    <style:style style:name="T207" style:family="text">
      <style:text-properties officeooo:rsid="01dcb83e"/>
    </style:style>
    <style:style style:name="T208" style:family="text">
      <style:text-properties officeooo:rsid="03572b3d"/>
    </style:style>
    <style:style style:name="T209" style:family="text">
      <style:text-properties officeooo:rsid="0488a002"/>
    </style:style>
    <style:style style:name="T210" style:family="text">
      <style:text-properties style:text-position="super 58%"/>
    </style:style>
    <style:style style:name="T211" style:family="text">
      <style:text-properties officeooo:rsid="049525d4"/>
    </style:style>
    <style:style style:name="T212" style:family="text">
      <style:text-properties officeooo:rsid="0356d0f5"/>
    </style:style>
    <style:style style:name="T21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14" style:family="text">
      <style:text-properties style:text-outline="false" style:text-line-through-style="none" style:text-line-through-type="none" fo:font-style="normal" fo:text-shadow="none" style:text-underline-style="none" fo:font-weight="normal" officeooo:rsid="01dd331c" style:font-style-asian="normal" style:font-weight-asian="normal" style:text-emphasize="none"/>
    </style:style>
    <style:style style:name="T215" style:family="text">
      <style:text-properties style:text-outline="false" style:text-line-through-style="none" style:text-line-through-type="none" fo:font-style="normal" fo:text-shadow="none" style:text-underline-style="none" fo:font-weight="normal" officeooo:rsid="03572b3d" style:font-style-asian="normal" style:font-weight-asian="normal" style:text-emphasize="none"/>
    </style:style>
    <style:style style:name="T216" style:family="text">
      <style:text-properties style:text-outline="false" style:text-line-through-style="none" style:text-line-through-type="none" fo:font-style="normal" fo:text-shadow="none" style:text-underline-style="none" fo:font-weight="normal" officeooo:rsid="0356d0f5" style:font-style-asian="normal" style:font-weight-asian="normal" style:text-emphasize="none"/>
    </style:style>
    <style:style style:name="T217" style:family="text">
      <style:text-properties officeooo:rsid="02789398"/>
    </style:style>
    <style:style style:name="T218" style:family="text">
      <style:text-properties officeooo:rsid="0683ed40"/>
    </style:style>
    <style:style style:name="T219" style:family="text">
      <style:text-properties officeooo:rsid="061c9f11"/>
    </style:style>
    <style:style style:name="T220" style:family="text">
      <style:text-properties officeooo:rsid="06203762"/>
    </style:style>
    <style:style style:name="T221" style:family="text">
      <style:text-properties officeooo:rsid="061eb1b9"/>
    </style:style>
    <style:style style:name="T222" style:family="text">
      <style:text-properties officeooo:rsid="063930d9"/>
    </style:style>
    <style:style style:name="T223" style:family="text">
      <style:text-properties style:text-outline="false" style:text-line-through-style="none" style:text-line-through-type="none" fo:font-style="normal" fo:text-shadow="none" style:text-underline-style="none" fo:font-weight="bold" officeooo:rsid="03572b3d" style:font-style-asian="normal" style:font-weight-asian="bold" style:font-weight-complex="bold" style:text-emphasize="none"/>
    </style:style>
    <style:style style:name="T224" style:family="text">
      <style:text-properties style:text-outline="false" style:text-line-through-style="none" style:text-line-through-type="none" fo:font-style="normal" fo:text-shadow="none" style:text-underline-style="none" fo:font-weight="bold" officeooo:rsid="0356d0f5" style:font-style-asian="normal" style:font-weight-asian="bold" style:font-weight-complex="bold" style:text-emphasize="none"/>
    </style:style>
    <style:style style:name="T225" style:family="text">
      <style:text-properties fo:font-weight="bold" officeooo:rsid="03572b3d" style:font-weight-asian="bold" style:font-weight-complex="bold"/>
    </style:style>
    <style:style style:name="T226" style:family="text">
      <style:text-properties officeooo:rsid="03764023"/>
    </style:style>
    <style:style style:name="T227" style:family="text">
      <style:text-properties fo:font-weight="bold" officeooo:rsid="03764023" style:font-weight-asian="bold" style:font-weight-complex="bold"/>
    </style:style>
    <style:style style:name="T228" style:family="text">
      <style:text-properties officeooo:rsid="03587537"/>
    </style:style>
    <style:style style:name="T229" style:family="text">
      <style:text-properties officeooo:rsid="05c2968a"/>
    </style:style>
    <style:style style:name="T230" style:family="text">
      <style:text-properties officeooo:rsid="0382096d"/>
    </style:style>
    <style:style style:name="T231" style:family="text">
      <style:text-properties officeooo:rsid="05c13485"/>
    </style:style>
    <style:style style:name="T232" style:family="text">
      <style:text-properties officeooo:rsid="070e1eb3"/>
    </style:style>
    <style:style style:name="T233" style:family="text">
      <style:text-properties officeooo:rsid="037fe067"/>
    </style:style>
    <style:style style:name="T234" style:family="text">
      <style:text-properties officeooo:rsid="01ef6ea5"/>
    </style:style>
    <style:style style:name="T235" style:family="text">
      <style:text-properties officeooo:rsid="01f15c11"/>
    </style:style>
    <style:style style:name="T236" style:family="text">
      <style:text-properties officeooo:rsid="038b9845"/>
    </style:style>
    <style:style style:name="T237" style:family="text">
      <style:text-properties fo:font-weight="bold" officeooo:rsid="0696a940" style:font-weight-asian="bold" style:font-weight-complex="bold"/>
    </style:style>
    <style:style style:name="T238" style:family="text">
      <style:text-properties fo:font-weight="bold" officeooo:rsid="034f8b44" style:font-weight-asian="bold" style:font-weight-complex="bold"/>
    </style:style>
    <style:style style:name="T239" style:family="text">
      <style:text-properties fo:font-weight="bold" officeooo:rsid="05c6411d" style:font-weight-asian="bold" style:font-weight-complex="bold"/>
    </style:style>
    <style:style style:name="T240" style:family="text">
      <style:text-properties fo:font-weight="normal" officeooo:rsid="05c6411d" style:font-weight-asian="normal" style:font-weight-complex="normal"/>
    </style:style>
    <style:style style:name="T241" style:family="text">
      <style:text-properties fo:font-weight="normal" officeooo:rsid="034f8b44" style:font-weight-asian="normal" style:font-weight-complex="normal"/>
    </style:style>
    <style:style style:name="T242" style:family="text">
      <style:text-properties officeooo:rsid="070e5d83"/>
    </style:style>
    <style:style style:name="T243" style:family="text">
      <style:text-properties officeooo:rsid="05cbbcf2"/>
    </style:style>
    <style:style style:name="T244" style:family="text">
      <style:text-properties officeooo:rsid="04a100aa"/>
    </style:style>
    <style:style style:name="T245" style:family="text">
      <style:text-properties officeooo:rsid="077776df"/>
    </style:style>
    <style:style style:name="T246" style:family="text">
      <style:text-properties officeooo:rsid="06a670e8"/>
    </style:style>
    <style:style style:name="T247" style:family="text">
      <style:text-properties officeooo:rsid="01fc2bc1"/>
    </style:style>
    <style:style style:name="T248" style:family="text">
      <style:text-properties officeooo:rsid="01f415ae"/>
    </style:style>
    <style:style style:name="T249" style:family="text">
      <style:text-properties officeooo:rsid="0404e16e"/>
    </style:style>
    <style:style style:name="T250" style:family="text">
      <style:text-properties officeooo:rsid="053b1886"/>
    </style:style>
    <style:style style:name="T251" style:family="text">
      <style:text-properties officeooo:rsid="05ca20ac"/>
    </style:style>
    <style:style style:name="T252" style:family="text">
      <style:text-properties officeooo:rsid="01f24336"/>
    </style:style>
    <style:style style:name="T253" style:family="text">
      <style:text-properties officeooo:rsid="02b7850a"/>
    </style:style>
    <style:style style:name="T254" style:family="text">
      <style:text-properties officeooo:rsid="06aaf84c"/>
    </style:style>
    <style:style style:name="T255" style:family="text">
      <style:text-properties officeooo:rsid="06a84f97"/>
    </style:style>
    <style:style style:name="T256" style:family="text">
      <style:text-properties fo:font-weight="bold" style:font-name-asian="Noto Sans Mono CJK SC" style:font-weight-asian="bold" style:font-name-complex="Liberation Mono" style:font-weight-complex="bold"/>
    </style:style>
    <style:style style:name="T257" style:family="text">
      <style:text-properties fo:font-weight="bold" officeooo:rsid="01f415ae" style:font-name-asian="Noto Sans Mono CJK SC" style:font-weight-asian="bold" style:font-name-complex="Liberation Mono" style:font-weight-complex="bold"/>
    </style:style>
    <style:style style:name="T258" style:family="text">
      <style:text-properties fo:font-weight="bold" officeooo:rsid="01f15c11" style:font-name-asian="Noto Sans Mono CJK SC" style:font-weight-asian="bold" style:font-name-complex="Liberation Mono" style:font-weight-complex="bold"/>
    </style:style>
    <style:style style:name="T259" style:family="text">
      <style:text-properties fo:font-weight="bold" officeooo:rsid="05c13485" style:font-name-asian="Noto Sans Mono CJK SC" style:font-weight-asian="bold" style:font-name-complex="Liberation Mono" style:font-weight-complex="bold"/>
    </style:style>
    <style:style style:name="T260" style:family="text">
      <style:text-properties fo:font-weight="bold" officeooo:rsid="0386974a" style:font-name-asian="Noto Sans Mono CJK SC" style:font-weight-asian="bold" style:font-name-complex="Liberation Mono" style:font-weight-complex="bold"/>
    </style:style>
    <style:style style:name="T261" style:family="text">
      <style:text-properties fo:font-weight="bold" officeooo:rsid="01f7f748" style:font-name-asian="Noto Sans Mono CJK SC" style:font-weight-asian="bold" style:font-name-complex="Liberation Mono" style:font-weight-complex="bold"/>
    </style:style>
    <style:style style:name="T262" style:family="text">
      <style:text-properties fo:font-weight="bold" officeooo:rsid="01fc2bc1" style:font-name-asian="Noto Sans Mono CJK SC" style:font-weight-asian="bold" style:font-name-complex="Liberation Mono" style:font-weight-complex="bold"/>
    </style:style>
    <style:style style:name="T263" style:family="text">
      <style:text-properties fo:font-weight="bold" officeooo:rsid="020299ea" style:font-name-asian="Noto Sans Mono CJK SC" style:font-weight-asian="bold" style:font-name-complex="Liberation Mono" style:font-weight-complex="bold"/>
    </style:style>
    <style:style style:name="T264" style:family="text">
      <style:text-properties fo:font-weight="bold" officeooo:rsid="07469e9c" style:font-name-asian="Noto Sans Mono CJK SC" style:font-weight-asian="bold" style:font-name-complex="Liberation Mono" style:font-weight-complex="bold"/>
    </style:style>
    <style:style style:name="T265" style:family="text">
      <style:text-properties officeooo:rsid="01f4a653"/>
    </style:style>
    <style:style style:name="T266" style:family="text">
      <style:text-properties officeooo:rsid="06a6de87"/>
    </style:style>
    <style:style style:name="T267" style:family="text">
      <style:text-properties officeooo:rsid="0386974a"/>
    </style:style>
    <style:style style:name="T268" style:family="text">
      <style:text-properties officeooo:rsid="01f7f748"/>
    </style:style>
    <style:style style:name="T269" style:family="text">
      <style:text-properties officeooo:rsid="01ee5272"/>
    </style:style>
    <style:style style:name="T270" style:family="text">
      <style:text-properties officeooo:rsid="023952b2"/>
    </style:style>
    <style:style style:name="T271" style:family="text">
      <style:text-properties officeooo:rsid="02314ea0"/>
    </style:style>
    <style:style style:name="T272" style:family="text">
      <style:text-properties officeooo:rsid="0233b214"/>
    </style:style>
    <style:style style:name="T273" style:family="text">
      <style:text-properties officeooo:rsid="06a66b8f"/>
    </style:style>
    <style:style style:name="T274" style:family="text">
      <style:text-properties officeooo:rsid="0468646e"/>
    </style:style>
    <style:style style:name="T275" style:family="text">
      <style:text-properties officeooo:rsid="038840ce"/>
    </style:style>
    <style:style style:name="T276" style:family="text">
      <style:text-properties officeooo:rsid="05dc8990"/>
    </style:style>
    <style:style style:name="T277" style:family="text">
      <style:text-properties officeooo:rsid="01fb7d73"/>
    </style:style>
    <style:style style:name="T278" style:family="text">
      <style:text-properties officeooo:rsid="01fcacdd"/>
    </style:style>
    <style:style style:name="T279" style:family="text">
      <style:text-properties officeooo:rsid="01f96238" fo:background-color="transparent" loext:char-shading-value="0"/>
    </style:style>
    <style:style style:name="T280" style:family="text">
      <style:text-properties officeooo:rsid="01f415ae" fo:background-color="transparent" loext:char-shading-value="0"/>
    </style:style>
    <style:style style:name="T281" style:family="text">
      <style:text-properties officeooo:rsid="01fb7d73" fo:background-color="transparent" loext:char-shading-value="0"/>
    </style:style>
    <style:style style:name="T282" style:family="text">
      <style:text-properties officeooo:rsid="04999529" fo:background-color="transparent" loext:char-shading-value="0"/>
    </style:style>
    <style:style style:name="T283" style:family="text">
      <style:text-properties officeooo:rsid="01fcacdd" fo:background-color="transparent" loext:char-shading-value="0"/>
    </style:style>
    <style:style style:name="T284" style:family="text">
      <style:text-properties officeooo:rsid="01fec41c"/>
    </style:style>
    <style:style style:name="T285" style:family="text">
      <style:text-properties officeooo:rsid="03904dee"/>
    </style:style>
    <style:style style:name="T286" style:family="text">
      <style:text-properties style:text-outline="false" style:text-line-through-style="none" style:text-line-through-type="none" fo:font-style="normal" fo:text-shadow="none" style:text-underline-style="none" fo:font-weight="normal" officeooo:rsid="05c31387" style:font-style-asian="normal" style:font-weight-asian="normal" style:text-emphasize="none"/>
    </style:style>
    <style:style style:name="T287" style:family="text">
      <style:text-properties style:text-outline="false" style:text-line-through-style="none" style:text-line-through-type="none" fo:font-style="normal" fo:text-shadow="none" style:text-underline-style="none" fo:font-weight="normal" officeooo:rsid="01f415ae" fo:background-color="transparent" loext:char-shading-value="0" style:font-style-asian="normal" style:font-weight-asian="normal" style:text-emphasize="none"/>
    </style:style>
    <style:style style:name="T288" style:family="text">
      <style:text-properties style:text-outline="false" style:text-line-through-style="none" style:text-line-through-type="none" fo:font-style="normal" fo:text-shadow="none" style:text-underline-style="none" fo:font-weight="normal" officeooo:rsid="01fb7d73" fo:background-color="transparent" loext:char-shading-value="0" style:font-style-asian="normal" style:font-weight-asian="normal" style:text-emphasize="none"/>
    </style:style>
    <style:style style:name="T289" style:family="text">
      <style:text-properties officeooo:rsid="036915a3"/>
    </style:style>
    <style:style style:name="T290" style:family="text">
      <style:text-properties officeooo:rsid="03593e34"/>
    </style:style>
    <style:style style:name="T291" style:family="text">
      <style:text-properties fo:font-weight="bold" officeooo:rsid="05c13485" style:font-weight-asian="bold" style:font-weight-complex="bold"/>
    </style:style>
    <style:style style:name="T292" style:family="text">
      <style:text-properties fo:font-weight="bold" officeooo:rsid="05c096ec" style:font-weight-asian="bold" style:font-weight-complex="bold"/>
    </style:style>
    <style:style style:name="T293" style:family="text">
      <style:text-properties fo:font-weight="bold" officeooo:rsid="05c2968a" style:font-weight-asian="bold" style:font-weight-complex="bold"/>
    </style:style>
    <style:style style:name="T294" style:family="text">
      <style:text-properties fo:font-weight="bold" officeooo:rsid="03587537" style:font-weight-asian="bold" style:font-weight-complex="bold"/>
    </style:style>
    <style:style style:name="T295" style:family="text">
      <style:text-properties style:text-outline="false" style:text-line-through-style="none" style:text-line-through-type="none" fo:font-style="normal" fo:text-shadow="none" style:text-underline-style="none" fo:font-weight="normal" officeooo:rsid="049b29a5" style:font-style-asian="normal" style:font-weight-asian="normal" style:text-emphasize="none"/>
    </style:style>
    <style:style style:name="T296" style:family="text">
      <style:text-properties fo:font-weight="bold" officeooo:rsid="01fec41c" style:font-weight-asian="bold" style:font-weight-complex="bold"/>
    </style:style>
    <style:style style:name="T297" style:family="text">
      <style:text-properties officeooo:rsid="0368c07d"/>
    </style:style>
    <style:style style:name="T298" style:family="text">
      <style:text-properties officeooo:rsid="049b29a5"/>
    </style:style>
    <style:style style:name="T299" style:family="text">
      <style:text-properties officeooo:rsid="03563913"/>
    </style:style>
    <style:style style:name="T300" style:family="text">
      <style:text-properties officeooo:rsid="02db66dc"/>
    </style:style>
    <style:style style:name="T301" style:family="text">
      <style:text-properties officeooo:rsid="025bd249"/>
    </style:style>
    <style:style style:name="T302" style:family="text">
      <style:text-properties officeooo:rsid="027ec520"/>
    </style:style>
    <style:style style:name="T303" style:family="text">
      <style:text-properties officeooo:rsid="025c3668"/>
    </style:style>
    <style:style style:name="T304" style:family="text">
      <style:text-properties officeooo:rsid="040a24a0"/>
    </style:style>
    <style:style style:name="T305" style:family="text">
      <style:text-properties officeooo:rsid="07707490"/>
    </style:style>
    <style:style style:name="T306" style:family="text">
      <style:text-properties officeooo:rsid="0249dc20"/>
    </style:style>
    <style:style style:name="T307" style:family="text">
      <style:text-properties officeooo:rsid="02e0779b"/>
    </style:style>
    <style:style style:name="T308" style:family="text">
      <style:text-properties officeooo:rsid="0415f4a8"/>
    </style:style>
    <style:style style:name="T309" style:family="text">
      <style:text-properties officeooo:rsid="040bbf82"/>
    </style:style>
    <style:style style:name="T310" style:family="text">
      <style:text-properties officeooo:rsid="0332bcbd"/>
    </style:style>
    <style:style style:name="T311" style:family="text">
      <style:text-properties officeooo:rsid="036c41de"/>
    </style:style>
    <style:style style:name="T312" style:family="text">
      <style:text-properties officeooo:rsid="046ed80b"/>
    </style:style>
    <style:style style:name="T313" style:family="text">
      <style:text-properties officeooo:rsid="05af3de8"/>
    </style:style>
    <style:style style:name="T314" style:family="text">
      <style:text-properties officeooo:rsid="02eb274c"/>
    </style:style>
    <style:style style:name="T315" style:family="text">
      <style:text-properties officeooo:rsid="02e3a649"/>
    </style:style>
    <style:style style:name="T316" style:family="text">
      <style:text-properties officeooo:rsid="076ee5c9"/>
    </style:style>
    <style:style style:name="T317" style:family="text">
      <style:text-properties officeooo:rsid="07971af3"/>
    </style:style>
    <style:style style:name="T318" style:family="text">
      <style:text-properties officeooo:rsid="07986235"/>
    </style:style>
    <style:style style:name="T319" style:family="text">
      <style:text-properties officeooo:rsid="079a5080"/>
    </style:style>
    <style:style style:name="T320" style:family="text">
      <style:text-properties officeooo:rsid="079b3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F-SvF</text:p>
      <text:p text:style-name="P2">NiCu = 'Ni'</text:p>
      <text:p text:style-name="P1">#SvF.Resources = [ "abc_dell" ]</text:p>
      <text:p text:style-name="P1">#SvF.useNaN = True</text:p>
      <text:p text:style-name="P1"><text:span text:style-name="T1">#</text:span>ObjToReadSols = True</text:p>
      <text:p text:style-name="P1"><text:span text:style-name="T2">#</text:span><text:span text:style-name="T3">SvF.</text:span><text:span text:style-name="T4">solverOptVal </text:span><text:span text:style-name="T5">[</text:span><text:span text:style-name="T6">"linear_solver"</text:span><text:span text:style-name="T5">]</text:span><text:span text:style-name="T7"> =</text:span><text:span text:style-name="T6"> 'ma86'</text:span></text:p>
      <text:p text:style-name="P1"/>
      <text:p text:style-name="P1">SvF.DataPath = '../../_DATA<text:span text:style-name="T8">100-</text:span><text:span text:style-name="T9">158</text:span>/'</text:p>
      <text:p text:style-name="P1"/>
      <text:p text:style-name="P1"><text:bookmark-start text:name="__DdeLink__6442_1775327756"/>CVNumOfIter<text:bookmark-end text:name="__DdeLink__6442_1775327756"/> <text:s text:c="2"/><text:tab/>= <text:span text:style-name="T10">0</text:span></text:p>
      <text:p text:style-name="P3"><text:span text:style-name="T11">InitSols <text:tab/><text:tab/>= </text:span><text:span text:style-name="T12">0</text:span><text:span text:style-name="T13"> #</text:span><text:span text:style-name="T14">True</text:span></text:p>
      <text:p text:style-name="P4">ShoreErr <text:span text:style-name="T11">= <text:tab/><text:tab/></text:span><text:span text:style-name="T15">False</text:span></text:p>
      <text:p text:style-name="P5"><text:span text:style-name="T16">#</text:span>RunMode = <text:tab/><text:tab/><text:tab/>'<text:span text:style-name="T17">S</text:span>&amp;<text:span text:style-name="T18">S</text:span>'</text:p>
      <text:p text:style-name="P5">RunMode = <text:tab/><text:tab/>'<text:span text:style-name="T19">L</text:span>&amp;<text:span text:style-name="T19">P</text:span>'</text:p>
      <text:p text:style-name="P6"><text:span text:style-name="T20">SvF.max_workers </text:span><text:span text:style-name="T21">= </text:span><text:span text:style-name="T22">10</text:span></text:p>
      <text:p text:style-name="P7">SvF.maxJobs <text:s text:c="2"/>= <text:span text:style-name="T23">3</text:span></text:p>
      <text:p text:style-name="P8"><text:span text:style-name="T24">#</text:span>SvF.OptStep <text:span text:style-name="T25">= [0,0,-0.</text:span><text:span text:style-name="T26">000</text:span><text:span text:style-name="T27">1</text:span><text:span text:style-name="T25">,0, 0.00</text:span><text:span text:style-name="T27">01</text:span><text:span text:style-name="T25">, 0,0]</text:span></text:p>
      <text:p text:style-name="P9"/>
      <text:p text:style-name="P10"/>
      <text:p text:style-name="P11"># <text:span text:style-name="T28">Модель описывает последствия добычи и переработки Ni комбинатом Печенганикель.</text:span></text:p>
      <text:p text:style-name="P11"># Рассматриваются <text:span text:style-name="T28">два источника</text:span> атмосферных выбросов городах: <text:span text:style-name="T28">Никель (Nik) и Заполярный (Zap)</text:span>.</text:p>
      <text:p text:style-name="P11"/>
      <text:p text:style-name="P11">latNik = 69.413; <text:s/>lonNik = 30.234<text:tab/><text:tab/># lat - широта, lon - долгота</text:p>
      <text:p text:style-name="P11">latZap = 69.425; <text:s/>lonZap = 30.822</text:p>
      <text:p text:style-name="P11"><text:s text:c="4"/></text:p>
      <text:p text:style-name="P11"># <text:span text:style-name="T28">Временные константы: </text:span></text:p>
      <text:p text:style-name="P11">StartYear = 1946<text:tab/><text:tab/><text:tab/># Начало работы предприятия (выбросов) в Никеле и начало моделирования</text:p>
      <text:p text:style-name="P11">EndYear <text:s text:c="2"/>= 2030<text:tab/><text:tab/><text:tab/># Полное прекращение выбросов</text:p>
      <text:p text:style-name="P11">StartZap <text:s/>= 1956<text:tab/><text:tab/><text:tab/># Начало работы предприятия (выбросов) в Заполярном</text:p>
      <text:p text:style-name="P11">ProgYear <text:s/>= 2050<text:tab/><text:tab/><text:tab/># Конец прогноза </text:p>
      <text:p text:style-name="P12"/>
      <text:p text:style-name="P12">Set:<text:tab/> <text:s text:c="2"/>t <text:s/>= [ StartYear, <text:s/>EndYear, 1 ]<text:tab/># Интервал моделирования.</text:p>
      <text:p text:style-name="P13"><text:tab/><text:tab/><text:tab/><text:tab/><text:tab/><text:tab/><text:tab/><text:tab/># Шаг модели по времени - 1 год</text:p>
      <text:p text:style-name="P14">rmax <text:s/>= <text:span text:style-name="T29">1</text:span><text:span text:style-name="T30">3</text:span><text:span text:style-name="T29">0</text:span><text:tab/><text:tab/><text:tab/><text:tab/><text:tab/><text:tab/># Радиус области моделирования</text:p>
      <text:p text:style-name="P14">rStep = 1<text:tab/><text:tab/><text:tab/><text:tab/><text:tab/><text:tab/><text:tab/><text:span text:style-name="T31"># Шаг модели по пространству</text:span></text:p>
      <text:p text:style-name="P15"/>
      <text:p text:style-name="P1">Set:<text:tab/> <text:s text:c="2"/>Fi = [-180, 180, <text:s/>10]</text:p>
      <text:p text:style-name="P1"><text:tab/> <text:s text:c="2"/>r <text:s/>= [ <text:s text:c="4"/>0, <text:s text:c="5"/>rmax, rStep ]</text:p>
      <text:p text:style-name="P16"><text:tab/> <text:s text:c="2"/>r1 = [ <text:span text:style-name="T32">2*</text:span>rStep, <text:s text:c="5"/>rmax, rStep ]<text:tab/><text:tab/><text:tab/># без точки источника</text:p>
      <text:p text:style-name="P16"><text:tab/> <text:s text:c="2"/>r<text:span text:style-name="T33">2</text:span> = [ <text:span text:style-name="T34">50</text:span>, <text:s text:c="8"/>rmax-<text:span text:style-name="T33">1</text:span>, rStep ]<text:tab/><text:tab/><text:tab/># </text:p>
      <text:p text:style-name="P16"><text:span text:style-name="T35">Set:</text:span><text:tab/> <text:s text:c="2"/><text:span text:style-name="T36">Prognose</text:span> = [ StartYear, <text:s/><text:span text:style-name="T37">ProgYear</text:span>, 1 ]</text:p>
      <text:p text:style-name="P17"><text:span text:style-name="T38"/></text:p>
      <text:p text:style-name="P1">AzimutInit ( latZap, lonZap )<text:tab/><text:tab/><text:tab/><text:tab/><text:tab/><text:tab/># <text:s text:c="2"/>Zap in the center</text:p>
      <text:p text:style-name="P1"/>
      <text:p text:style-name="P18"># <text:span text:style-name="T28">Р</text:span><text:span text:style-name="T39">асстояния и Углы</text:span><text:span text:style-name="T40"> </text:span><text:span text:style-name="T28">до источников</text:span> <text:s/></text:p>
      <text:p text:style-name="P1"/>
      <text:p text:style-name="P1">xyNik = <text:s/>LatLonToAzimut ( latNik, lonNik ) <text:s text:c="2"/><text:tab/><text:tab/><text:tab/><text:tab/><text:tab/># <text:s/>шир, долг <text:s/>-&gt; декарт</text:p>
      <text:p text:style-name="P1">def fiNik(X,Y): return degrees ( <text:span text:style-name="T41">np.</text:span>arctan2 (Y-xyNik[1], <text:s text:c="6"/>X-xyNik[0]) <text:s text:c="3"/>) <text:s text:c="4"/># <text:s/>fi</text:p>
      <text:p text:style-name="P1">def rNik(X,Y): <text:s/>return sqrt <text:s text:c="11"/>( (Y-xyNik[1])**2 + (X-xyNik[0])**2 ) <text:s text:c="4"/># <text:s/>r</text:p>
      <text:p text:style-name="P1"/>
      <text:p text:style-name="P1">xyZap = <text:s/>LatLonToAzimut ( latZap, lonZap ) <text:s text:c="2"/><text:tab/><text:tab/><text:tab/><text:tab/><text:tab/># <text:s/>шир, долг <text:s/>-&gt; декарт</text:p>
      <text:p text:style-name="P1">def fiZap(X,Y): return degrees ( <text:span text:style-name="T41">np.</text:span>arctan2 (Y-xyZap[1], <text:s text:c="6"/>X-xyZap[0]) <text:s text:c="3"/>) <text:s text:c="4"/># <text:s/>fi</text:p>
      <text:p text:style-name="P1">def rZap(X,Y): <text:s/>return sqrt <text:s text:c="11"/>( (Y-xyZap[1])**2 + (X-xyZap[0])**2 ) <text:s text:c="4"/># <text:s/>r</text:p>
      <text:p text:style-name="P1"/>
      <text:p text:style-name="P19"/>
      <text:p text:style-name="P20"/>
      <text:p text:style-name="P21"># <text:s text:c="2"/><text:span text:style-name="T28">Модель атмосферного переноса:</text:span> выпадение - мультипликативное функция из трех частей:</text:p>
      <text:p text:style-name="P21"># <text:s text:c="2"/>- зависимость от направления от источника до точки выпадения </text:p>
      <text:p text:style-name="P21"># <text:s text:c="2"/>- зависимость от расстояния <text:s/>от источника до точки выпадения </text:p>
      <text:p text:style-name="P21"># <text:s text:c="2"/>- зависимость от интенсивности выбросов (эмиссии) источника </text:p>
      <text:p text:style-name="P1">############################################### Р <text:s text:c="3"/><text:span text:style-name="T42">ROSE</text:span></text:p>
      <text:p text:style-name="P1">Select Fi, RosePol AS Pfi from <text:s/>NikRosePol37(Fi).sol <text:s text:c="11"/></text:p>
      <text:p text:style-name="P22">Var:<text:tab/><text:tab/>Pfi ( Fi ) &gt; 0.4; <text:s/><text:span text:style-name="T43">Type = Cycle</text:span><text:tab/><text:tab/># Роза ветров (одинаковая для обоих источников) -</text:p>
      <text:p text:style-name="P22"><text:tab/><text:tab/><text:tab/><text:tab/><text:tab/><text:tab/><text:tab/><text:tab/><text:tab/>#<text:tab/> функция направления на точку выпадения (угла Fi). <text:tab/> <text:s text:c="2"/></text:p>
      <text:p text:style-name="P23">EQ:<text:tab/><text:tab/>∫( -180, 180, Pfi(Fi)<text:span text:style-name="T44">*d(Fi)</text:span>) == 360</text:p>
      <text:p text:style-name="P24"><text:tab/><text:span text:style-name="T43">#</text:span><text:tab/>Pfi(-180) == Pfi(180) <text:s/>#Cycle</text:p>
      <text:p text:style-name="P24"/>
      <text:p text:style-name="P25"/>
      <text:p text:style-name="P26"># <text:s/><text:span text:style-name="T28">источник в г.</text:span><text:span text:style-name="T39">НИКЕЛЬ</text:span><text:span text:style-name="T28"> <text:s text:c="3"/></text:span><text:span text:style-name="T45">(</text:span><text:span text:style-name="T28">Nik</text:span><text:span text:style-name="T45">)</text:span><text:span text:style-name="T28"> </text:span><text:s text:c="7"/><text:span text:style-name="T40"><text:s/></text:span></text:p>
      <text:p text:style-name="P27">Var: <text:s text:c="3"/><text:tab/>EmNik ( t ) &gt; 0 <text:s text:c="6"/># ЭМИССИЯ в Никеле т/год <text:s/><text:tab/><text:tab/><text:tab/><text:tab/><text:span text:style-name="T46">#2</text:span></text:p>
      <text:p text:style-name="P27"><text:tab/> <text:s text:c="2"/># Интенсивность выпадения как функция расстояния до Никеля</text:p>
      <text:p text:style-name="P27">Var:<text:tab/><text:tab/>PrNik ( r ) <text:s/>&gt; 0; PrNik(<text:span text:style-name="T47">0</text:span>) <text:span text:style-name="T47">= </text:span>PrNik(r<text:span text:style-name="T47">Step</text:span>); PrNik( rmax ) = 0;<text:tab/>d/dr(PrNik(r)) &lt;=0<text:tab/></text:p>
      <text:p text:style-name="P28"><text:tab/><text:tab/><text:span text:style-name="T48">Dep</text:span><text:span text:style-name="T49">Nik</text:span><text:span text:style-name="T48"> ( r ) &gt; 0; <text:s/>Dep</text:span><text:span text:style-name="T49">Nik</text:span><text:span text:style-name="T48">( rmax ) = 1 <text:s/></text:span><text:span text:style-name="T50"># доля, выпадающая в круге r</text:span></text:p>
      <text:p text:style-name="P29">EQ: <text:s text:c="4"/><text:tab/>d/dr1(PrNik(r1)*r1) &lt;= -<text:span text:style-name="T51">0.00</text:span><text:span text:style-name="T52">3</text:span> * Pr<text:span text:style-name="T53">Nik</text:span>(r1)*r1 <text:s text:c="35"/></text:p>
      <text:p text:style-name="P16"><text:tab/><text:tab/>d/dr<text:span text:style-name="T33">2</text:span>(PrNik(r<text:span text:style-name="T33">2</text:span>)*r<text:span text:style-name="T33">2</text:span>) &gt;= -<text:span text:style-name="T51">0.</text:span><text:span text:style-name="T34">2</text:span> * Pr<text:span text:style-name="T53">Nik</text:span>(r<text:span text:style-name="T33">2</text:span>)*r<text:span text:style-name="T33">2</text:span></text:p>
      <text:p text:style-name="P23"><text:s text:c="8"/><text:tab/><text:span text:style-name="T48">Dep</text:span><text:span text:style-name="T49">Nik</text:span><text:span text:style-name="T48"> (r) = </text:span>∫( 0, r, Pr<text:span text:style-name="T49">Nik</text:span>(r<text:span text:style-name="T54">1</text:span>)*r<text:span text:style-name="T54">1</text:span><text:span text:style-name="T44">*d(r</text:span><text:span text:style-name="T54">1</text:span><text:span text:style-name="T44">)</text:span>) * 2*pi </text:p>
      <text:p text:style-name="P29"><text:s/><text:span text:style-name="T49">#</text:span> <text:s text:c="6"/><text:tab/>∫( 0, rmax, d(r)*PrNik(r)*r) * 2*pi == 1</text:p>
      <text:p text:style-name="P29"/>
      <text:p text:style-name="P27"># <text:s/><text:span text:style-name="T28">источник в г.</text:span><text:span text:style-name="T39">ЗАПОЛЯРНЫЙ</text:span><text:span text:style-name="T28"> <text:s text:c="4"/></text:span><text:span text:style-name="T55">(</text:span><text:span text:style-name="T28">Zap</text:span><text:span text:style-name="T55">)</text:span><text:tab/><text:tab/></text:p>
      <text:p text:style-name="P30">Var: <text:s text:c="3"/><text:tab/>EmZap ( t ) <text:s/>&gt; 0 <text:s text:c="6"/># ЭМИССИЯ в Заполярный т/год <text:s/><text:tab/><text:tab/><text:tab/><text:span text:style-name="T46">#2</text:span></text:p>
      <text:p text:style-name="P31">Var:<text:tab/><text:tab/>PrZap ( r ) <text:s/>&gt; 0; Pr<text:span text:style-name="T47">Zap</text:span>(<text:span text:style-name="T47">0</text:span>) <text:span text:style-name="T47">= </text:span>Pr<text:span text:style-name="T47">Zap</text:span>(r<text:span text:style-name="T47">Step</text:span>); <text:s/>PrZap( rmax ) = 0; <text:s text:c="2"/>d/dr(PrZap(r)) &lt;=0<text:tab/> <text:s text:c="3"/></text:p>
      <text:p text:style-name="P32"><text:tab/><text:tab/><text:span text:style-name="T48">DepZap ( r ) &gt; 0; <text:s/>DepZap( rmax ) = 1</text:span></text:p>
      <text:p text:style-name="P33">EQ: <text:s text:c="4"/><text:tab/>d/dr1(PrZap(r1)*r1) &lt;= -<text:span text:style-name="T51">0.00</text:span><text:span text:style-name="T52">3</text:span> * PrZap(r1)*r1 <text:s text:c="42"/></text:p>
      <text:p text:style-name="P34"><text:tab/><text:tab/>d/dr<text:span text:style-name="T33">2</text:span>(Pr<text:span text:style-name="T56">Zap</text:span>(r<text:span text:style-name="T33">2</text:span>)*r<text:span text:style-name="T33">2</text:span>) &gt;= -<text:span text:style-name="T51">0.</text:span><text:span text:style-name="T34">2</text:span> * Pr<text:span text:style-name="T56">Zap</text:span>(r<text:span text:style-name="T33">2</text:span>)*r<text:span text:style-name="T33">2</text:span></text:p>
      <text:p text:style-name="P23"><text:s text:c="8"/><text:tab/><text:span text:style-name="T48">DepZap (r) = </text:span>∫( 0, r, PrZap(r<text:span text:style-name="T54">1</text:span>)*r<text:span text:style-name="T54">1</text:span><text:span text:style-name="T44">*d(r</text:span><text:span text:style-name="T54">1</text:span><text:span text:style-name="T44">)</text:span>) * 2*pi </text:p>
      <text:p text:style-name="P32"><text:span text:style-name="T48">#</text:span> <text:s text:c="7"/><text:tab/>∫( 0, rmax, d(r)*PrZap(r)*r) * 2*pi == 1</text:p>
      <text:p text:style-name="P32"/>
      <text:p text:style-name="P32">############################################### <text:s text:c="2"/><text:span text:style-name="T57">Оба <text:s text:c="4"/>Nik и Zap </text:span></text:p>
      <text:p text:style-name="P1">EMS2a = Select <text:s/>Year as <text:span text:style-name="T58">t</text:span>, NiNi as <text:span text:style-name="T58">Em</text:span>NikZap from <text:s/>2Source20<text:span text:style-name="T59">30</text:span>.xlsx <text:s/><text:span text:style-name="T60"># </text:span><text:span text:style-name="T61">where </text:span><text:span text:style-name="T62">t</text:span><text:span text:style-name="T61"> &gt; </text:span><text:span text:style-name="T63">1976</text:span></text:p>
      <text:p text:style-name="P1">Var:<text:tab/><text:tab/> EmNikZap ( t ) &gt; 0 ; &lt; <text:span text:style-name="T64">7</text:span><text:span text:style-name="T65">00; </text:span><text:s/>EmNikZap ( t ) = EmNik ( t ) + EmZap ( t ) </text:p>
      <text:p text:style-name="P35">Set:<text:tab/>t<text:span text:style-name="T66">1946</text:span>_<text:span text:style-name="T66">1955</text:span> = [StartYear,<text:span text:style-name="T67">StartZap-</text:span><text:span text:style-name="T68">1</text:span>,1]</text:p>
      <text:p text:style-name="P36"><text:tab/>t<text:span text:style-name="T69">Mono</text:span> = [<text:span text:style-name="T70">1955</text:span>,<text:span text:style-name="T69">1976</text:span>,1]</text:p>
      <text:p text:style-name="P36"><text:tab/>t<text:span text:style-name="T69">Mono</text:span><text:span text:style-name="T71">Nik</text:span> = [<text:span text:style-name="T70">19</text:span><text:span text:style-name="T71">46</text:span>,<text:span text:style-name="T69">1976</text:span>,1]</text:p>
      <text:p text:style-name="P37"><text:span text:style-name="T72">#</text:span><text:tab/>t<text:span text:style-name="T70">19</text:span><text:span text:style-name="T73">80</text:span>_201<text:span text:style-name="T73">0</text:span> = [<text:span text:style-name="T70">1955</text:span>,2014,1]</text:p>
      <text:p text:style-name="P37"><text:tab/>t<text:span text:style-name="T70">1955</text:span>_2014 = [<text:span text:style-name="T70">1955</text:span>,2014,1]</text:p>
      <text:p text:style-name="P37"><text:tab/>t2010_2014 = [2010,2014,1]</text:p>
      <text:p text:style-name="P35"><text:tab/>t2016_2019 = [2016,2019,1]</text:p>
      <text:p text:style-name="P35"><text:tab/>t20<text:span text:style-name="T74">2</text:span><text:span text:style-name="T75">2</text:span>_20<text:span text:style-name="T74">30</text:span> = [20<text:span text:style-name="T76">2</text:span><text:span text:style-name="T77">2</text:span>,<text:span text:style-name="T78">EndYear</text:span>,1]</text:p>
      <text:p text:style-name="P35"><text:tab/>t<text:span text:style-name="T66">1946</text:span>_<text:span text:style-name="T79">2009</text:span> = [StartYear,<text:span text:style-name="T79">2009</text:span>,1]</text:p>
      <text:p text:style-name="P35">EQ: <text:s text:c="9"/></text:p>
      <text:p text:style-name="P38"><text:tab/><text:span text:style-name="T80">Em</text:span>Zap<text:span text:style-name="T66">( t1946_1955 ) </text:span><text:span text:style-name="T81">= 0</text:span></text:p>
      <text:p text:style-name="P35"><text:tab/><text:span text:style-name="T69">d/dtMono(Em</text:span><text:span text:style-name="T82">Zap</text:span><text:span text:style-name="T69">(tMono)</text:span><text:span text:style-name="T83">)</text:span><text:span text:style-name="T69"> &gt; </text:span><text:span text:style-name="T84">1</text:span></text:p>
      <text:p text:style-name="P35"><text:s text:c="6"/><text:span text:style-name="T85">Em</text:span>Nik( StartYear ) &lt;= <text:span text:style-name="T86">1</text:span><text:span text:style-name="T87">0</text:span></text:p>
      <text:p text:style-name="P35"><text:tab/><text:span text:style-name="T69">d/dtMono</text:span><text:span text:style-name="T88">Nik</text:span><text:span text:style-name="T69">(EmNik(tMono</text:span><text:span text:style-name="T71">Nik</text:span><text:span text:style-name="T69">)</text:span><text:span text:style-name="T83">)</text:span><text:span text:style-name="T69"> &gt; </text:span><text:span text:style-name="T89">1</text:span></text:p>
      <text:p text:style-name="P35"><text:tab/><text:span text:style-name="T90">Em</text:span><text:span text:style-name="T74">Nik</text:span>Zap ( t20<text:span text:style-name="T74">2</text:span><text:span text:style-name="T77">2</text:span>_20<text:span text:style-name="T74">30</text:span> ) &lt;= <text:span text:style-name="T77">2</text:span><text:span text:style-name="T91">0</text:span>.</text:p>
      <text:p text:style-name="P39"><text:tab/><text:span text:style-name="T92">Em</text:span><text:span text:style-name="T93">Z</text:span>ap ( t<text:span text:style-name="T70">1955</text:span>_2014 ) &lt;= <text:span text:style-name="T92">Em</text:span>Nik ( t<text:span text:style-name="T70">1955</text:span>_2014 ) * <text:span text:style-name="T73">1.2</text:span></text:p>
      <text:p text:style-name="P40"><text:tab/><text:span text:style-name="T69">d/dt20</text:span><text:span text:style-name="T74">2</text:span><text:span text:style-name="T75">2</text:span><text:span text:style-name="T69">_20</text:span><text:span text:style-name="T74">30 </text:span><text:span text:style-name="T69">( </text:span><text:span text:style-name="T90">Em</text:span><text:span text:style-name="T74">Nik</text:span><text:span text:style-name="T69">Zap(t20</text:span><text:span text:style-name="T74">2</text:span><text:span text:style-name="T75">2</text:span><text:span text:style-name="T69">_20</text:span><text:span text:style-name="T74">30</text:span><text:span text:style-name="T69">)</text:span><text:span text:style-name="T83">)</text:span><text:span text:style-name="T69"> &lt; </text:span><text:span text:style-name="T94">0</text:span></text:p>
      <text:p text:style-name="P41"/>
      <text:p text:style-name="P42"><text:span text:style-name="T28"/></text:p>
      <text:p text:style-name="P43"><text:span text:style-name="T95">#</text:span><text:tab/><text:span text:style-name="T28">ВЫПАДЕНИЕ</text:span> от <text:span text:style-name="T95">Никеля и </text:span>Заполярного (mg/m2/year) в <text:s/>x, y, t</text:p>
      <text:p text:style-name="P44"># Загрязнитель может быть растворимым или не растворимым.</text:p>
      <text:p text:style-name="P44">Var:<text:tab/>Soluble<text:span text:style-name="T96">Nik</text:span>( <text:span text:style-name="T97">r</text:span> ) &gt; 0.<text:span text:style-name="T98">05</text:span>; &lt;.5; d/d<text:span text:style-name="T97">r</text:span> (Soluble<text:span text:style-name="T96">Nik</text:span>) &gt; 0 <text:s text:c="3"/># доля растворимых загрязнителей </text:p>
      <text:p text:style-name="P45"><text:tab/>Soluble<text:span text:style-name="T96">Zap</text:span>( <text:span text:style-name="T97">r</text:span> ) &gt; 0.<text:span text:style-name="T98">05</text:span>; &lt;.5; d/d<text:span text:style-name="T97">r</text:span> (Soluble<text:span text:style-name="T96">Za</text:span><text:span text:style-name="T99">p</text:span>) &gt; 0</text:p>
      <text:p text:style-name="P45"/>
      <text:p text:style-name="P45"># <text:s text:c="3"/>Выпадение загрязняющих веществ (в растворимой и нерастворимой форме) от двух источников</text:p>
      <text:p text:style-name="P46">def <text:s/><text:tab/>Depos_<text:span text:style-name="T100">sol</text:span> (x,y,t): <text:s text:c="4"/><text:tab/><text:tab/># <text:s/>Суммарное выпадение растворимых mg/m2/year<text:tab/><text:span text:style-name="T46">#4</text:span><text:span text:style-name="T101">b</text:span><text:tab/></text:p>
      <text:p text:style-name="P47"><text:tab/><text:span text:style-name="T102">dep = </text:span><text:span text:style-name="T103">0 <text:s/>#</text:span><text:span text:style-name="T102">precip * </text:span><text:span text:style-name="T104">fonWater </text:span><text:span text:style-name="T105">/</text:span><text:span text:style-name="T106">1000 * </text:span><text:span text:style-name="T107">0.</text:span><text:span text:style-name="T108">4</text:span></text:p>
      <text:p text:style-name="P48"><text:tab/><text:span text:style-name="T109">if t &lt;</text:span><text:span text:style-name="T110">=</text:span><text:span text:style-name="T109"> EndYear: <text:s text:c="3"/></text:span></text:p>
      <text:p text:style-name="P49"><text:tab/><text:tab/>if rNik(x,y) &lt;<text:span text:style-name="T102">=</text:span> rmax : <text:s/><text:span text:style-name="T102">dep </text:span><text:span text:style-name="T111">+=</text:span> Pfi(fiNik (x,y)) * PrNik(rNik(x,y)) * EmNik(t) * <text:span text:style-name="T100">Soluble</text:span><text:span text:style-name="T96">Nik</text:span><text:span text:style-name="T100"> (</text:span>rNik(x,y)<text:span text:style-name="T100">)</text:span></text:p>
      <text:p text:style-name="P49"><text:tab/><text:tab/>if rZap(x,y) &lt;<text:span text:style-name="T102">=</text:span> rmax : <text:s/><text:span text:style-name="T102">dep </text:span><text:span text:style-name="T111">+=</text:span> Pfi(fiZap (x,y)) * PrZap(rZap(x,y)) * EmZap(t) * <text:span text:style-name="T100">Soluble</text:span><text:span text:style-name="T96">Za</text:span><text:span text:style-name="T112">p</text:span><text:span text:style-name="T100"> (</text:span>r<text:span text:style-name="T100">Zap</text:span>(x,y)<text:span text:style-name="T100">)</text:span></text:p>
      <text:p text:style-name="P44"><text:span text:style-name="T102"><text:tab/>return dep * </text:span><text:span text:style-name="T113">1000</text:span></text:p>
      <text:p text:style-name="P44"/>
      <text:p text:style-name="P46">def <text:s/><text:tab/>Depos_<text:span text:style-name="T100">insol</text:span> (x,y,t): <text:s/><text:tab/> <text:tab/># <text:s/>Суммарное выпадение нерастворимых mg/m2/year<text:tab/><text:span text:style-name="T46">#4a</text:span><text:tab/><text:tab/></text:p>
      <text:p text:style-name="P50"><text:tab/><text:span text:style-name="T109">if t &gt; </text:span><text:span text:style-name="T114">EndYear</text:span><text:span text:style-name="T109">: <text:s/>return 0 <text:s/></text:span></text:p>
      <text:p text:style-name="P19"><text:tab/><text:span text:style-name="T102">dep = 0</text:span></text:p>
      <text:p text:style-name="P19"><text:tab/>if rNik(x,y) &lt;<text:span text:style-name="T102">=</text:span> rmax : <text:s/><text:span text:style-name="T102">dep </text:span><text:span text:style-name="T111">+=</text:span> Pfi(fiNik (x,y)) * PrNik(rNik(x,y)) * EmNik(t) * <text:span text:style-name="T115">(1-</text:span><text:span text:style-name="T100">Soluble</text:span><text:span text:style-name="T96">Nik</text:span><text:span text:style-name="T100"> (</text:span>rNik(x,y)<text:span text:style-name="T100">)</text:span><text:span text:style-name="T115">)</text:span></text:p>
      <text:p text:style-name="P19"><text:tab/>if rZap(x,y) &lt;<text:span text:style-name="T102">=</text:span> rmax : <text:s/><text:span text:style-name="T102">dep </text:span><text:span text:style-name="T111">+=</text:span> Pfi(fiZap (x,y)) * PrZap(rZap(x,y)) * EmZap(t) * <text:span text:style-name="T115">(1-</text:span><text:span text:style-name="T100">Soluble</text:span><text:span text:style-name="T96">Zap</text:span><text:span text:style-name="T100"> (</text:span>r<text:span text:style-name="T100">Zap</text:span>(x,y)<text:span text:style-name="T100">)</text:span><text:span text:style-name="T115">)</text:span></text:p>
      <text:p text:style-name="P19"><text:span text:style-name="T102"><text:tab/>return dep * </text:span><text:span text:style-name="T113">1000</text:span></text:p>
      <text:p text:style-name="P19"/>
      <text:p text:style-name="P19"/>
      <text:p text:style-name="P51">CONS = Select <text:span text:style-name="T116">nP, </text:span><text:span text:style-name="T117">X,Y, Catch, S </text:span><text:span text:style-name="T118">as SQw</text:span><text:span text:style-name="T117">, </text:span><text:span text:style-name="T119">Catch as </text:span><text:span text:style-name="T120">SQs</text:span><text:span text:style-name="T119">, </text:span><text:span text:style-name="T117">lake1, peat1</text:span> <text:s/>from <text:span text:style-name="T121">POINT</text:span>.<text:span text:style-name="T121">xlsx</text:span> <text:s/></text:p>
      <text:p text:style-name="P52">CONS.S<text:span text:style-name="T118">Qw</text:span>[:] <text:span text:style-name="T122">+</text:span>= <text:span text:style-name="T122">(</text:span>CONS.Catch[:]-CONS.S<text:span text:style-name="T118">Qw</text:span>[:]<text:span text:style-name="T122">)</text:span> * (CONS.lake1[:]+CONS.peat1[:])/100 </text:p>
      <text:p text:style-name="P52"><text:span text:style-name="T120">CONS.SQs</text:span><text:span text:style-name="T122">[:]</text:span><text:span text:style-name="T119"> -</text:span><text:span text:style-name="T122">= CONS.S</text:span><text:span text:style-name="T118">Qw</text:span><text:span text:style-name="T122">[:]</text:span></text:p>
      <text:p text:style-name="P53"/>
      <text:p text:style-name="P44"># Всего в регионе моделирования рассматривается <text:span text:style-name="T28">108 точек</text:span>. </text:p>
      <text:p text:style-name="P54">Set:<text:tab/> <text:s/><text:span text:style-name="T123">nP</text:span> = [ , , 1]<text:tab/><text:tab/><text:tab/><text:span text:style-name="T124"># <text:s text:c="2"/></text:span><text:span text:style-name="T123">nP</text:span> = [ <text:span text:style-name="T124">1</text:span>, <text:span text:style-name="T124">108</text:span>, 1]</text:p>
      <text:p text:style-name="P55"/>
      <text:p text:style-name="P44"># Это точки, в которых имеются какие-либо измерения (данные)</text:p>
      <text:p text:style-name="P44"># Предполагается, что в каждой точке (номер nP) находится водосбор.</text:p>
      <text:p text:style-name="P44"># Параметры водосбора: <text:s/></text:p>
      <text:p text:style-name="P44">Param: <text:s/><text:tab/>X( nP )<text:tab/># <text:s/>координата X (km)</text:p>
      <text:p text:style-name="P44"><text:tab/> <text:s/><text:tab/>Y( nP )<text:tab/># <text:s/>координата Y (km)</text:p>
      <text:p text:style-name="P44"><text:s text:c="4"/><text:tab/><text:tab/>Catch( nP )<text:tab/># <text:s/>Площадь бассейна (km2)</text:p>
      <text:p text:style-name="P44"><text:s text:c="6"/><text:tab/>SQw( nP )<text:tab/># <text:s/>Площадь озера (km2)</text:p>
      <text:p text:style-name="P44"><text:s text:c="6"/><text:tab/>SQs( nP )<text:tab/># <text:s/>Площадь суши (km2) <text:s/>SQs(nP) = Catch(nP) - SQw(nP)</text:p>
      <text:p text:style-name="P44"/>
      <text:p text:style-name="P44"># Общие для всех водосборов параметры:</text:p>
      <text:p text:style-name="P44">precip = 0.4 <text:s text:c="14"/># <text:s/>осадки <text:s/>m/year</text:p>
      <text:p text:style-name="P44">fonWater = 1.0 <text:s/><text:tab/># <text:s/>фоновое загрязнение воды<text:tab/>mkg/dm3 = mg/m3</text:p>
      <text:p text:style-name="P44">fonSoilDW = 10 <text:s text:c="3"/><text:tab/># <text:s/>фоновое загрязнение почвы <text:s/>mg/kg(сух.веса) </text:p>
      <text:p text:style-name="P44">fonSedi = 20 <text:tab/><text:tab/># <text:s/>фоновое загрязнение донных отложений <text:s/>mg/kg(сух.веса) </text:p>
      <text:p text:style-name="P44">depISout = 0.2 <text:s text:c="3"/><text:tab/># <text:s/>Доля загрязнений уходящих в сток из водосбора</text:p>
      <text:p text:style-name="P43">intoIS = 0.2 <text:s text:c="8"/><text:tab/># доля растворимых, связываемая (в нерастворимые) в почве </text:p>
      <text:p text:style-name="P44">Var: <text:tab/>Snow &lt;0.5; &gt;0.1<text:tab/># <text:s/>Доля выпадений, попадающая в озеро с таянием снега</text:p>
      <text:p text:style-name="P44"><text:tab/>notSnow; <text:s/>notSnow = 1-Snow <text:s text:c="2"/># Доля выпадений, остающаяся на суши</text:p>
      <text:p text:style-name="P44"/>
      <text:p text:style-name="P44"># Для каждой точки nP определим <text:span text:style-name="T28">МОДЕЛЬ ВОДОСБОРА с озером - МОДЕЛЬ 3-ёх сред</text:span>: суша, вода и донные отложения. </text:p>
      <text:p text:style-name="P44"># <text:s/>Растворимые и нерастворимы выпадения (mg/m2/year) на водоразделе nP </text:p>
      <text:p text:style-name="P44">Var:<text:tab/> <text:span text:style-name="T125">d</text:span><text:span text:style-name="T126">epIS</text:span> ( <text:span text:style-name="T100">nP</text:span>, t ) <text:span text:style-name="T127">#</text:span>&gt;<text:span text:style-name="T128">=0</text:span>; <text:tab/><text:tab/><text:tab/><text:tab/><text:tab/><text:tab/># <text:s/><text:span text:style-name="T129">ВЫПАДЕНИЕ</text:span> <text:s/><text:span text:style-name="T125">НЕРАСТВОРИМЫЕ</text:span> <text:s/>mg/m2/year</text:p>
      <text:p text:style-name="P44">EQ: <text:s/><text:tab/> <text:span text:style-name="T125">d</text:span><text:span text:style-name="T126">epIS</text:span> = <text:s/><text:span text:style-name="T130">Depos_</text:span><text:span text:style-name="T100">insol </text:span>(X<text:span text:style-name="T125">(</text:span><text:span text:style-name="T100">nP</text:span><text:span text:style-name="T125">)</text:span>,Y<text:span text:style-name="T125">(</text:span><text:span text:style-name="T100">nP</text:span><text:span text:style-name="T125">)</text:span>,t) </text:p>
      <text:p text:style-name="P44">Var:<text:tab/> <text:span text:style-name="T125">d</text:span><text:span text:style-name="T126">ep</text:span><text:span text:style-name="T131">S</text:span> <text:s/>( <text:span text:style-name="T100">nP</text:span>, t ) <text:span text:style-name="T132">#</text:span>&gt; 0; <text:tab/><text:tab/><text:tab/><text:tab/><text:tab/><text:tab/># <text:s/><text:span text:style-name="T129">ВЫПАДЕНИЕ</text:span> <text:s/><text:span text:style-name="T125">РАСТВОРИМЫЕ</text:span> <text:s/>mg/m2/year</text:p>
      <text:p text:style-name="P44">EQ: <text:s/><text:tab/> <text:span text:style-name="T125">d</text:span><text:span text:style-name="T126">ep</text:span><text:span text:style-name="T131">S</text:span> <text:s/>= <text:s/><text:span text:style-name="T130">Depos_</text:span><text:span text:style-name="T100">sol </text:span>(X,Y,t) </text:p>
      <text:p text:style-name="P44"/>
      <text:p text:style-name="P56"># <text:s text:c="2"/>изменение запасов = выпадение на (не промерзшую) почву <text:s text:c="2"/>- выщелачивание</text:p>
      <text:p text:style-name="P56"># <text:s/>Предполагается, что в начальный момент запасы в почве соответствуют фоновым значениям, что в почве остаются только нерастворимые формы, выпавшие в бесснежный период или связанные растворимые, что процесс выщелачивания переводит Ni в растворимую форму, которая выносится из почвы в воду.</text:p>
      <text:p text:style-name="P56"/>
      <text:p text:style-name="P57"># <text:s text:c="4"/><text:span text:style-name="T28"><text:s text:c="4"/>ПОЧВА <text:s text:c="2"/></text:span><text:span text:style-name="T61">Динамика запасов в почве</text:span></text:p>
      <text:p text:style-name="P58">Var:<text:tab/>hSoil &gt; 0.005; <text:span text:style-name="T133">#</text:span>&lt; 0.0<text:span text:style-name="T134">4</text:span> #35<text:tab/># Слой в метрах<text:tab/> <text:s text:c="27"/></text:p>
      <text:p text:style-name="P59">Var:<text:tab/>S ( nP , t ) &gt; 7.5 <text:s text:c="2"/># кол-во загрязнителя в почве <text:s/>mg/m2 <text:tab/><text:tab/><text:tab/><text:span text:style-name="T46">#5</text:span></text:p>
      <text:p text:style-name="P59"><text:tab/>leaching &gt; 0.00<text:span text:style-name="T135">15</text:span>; <text:tab/># коэффициент выщелачивания:</text:p>
      <text:p text:style-name="P59"><text:s text:c="26"/># доля нерастворимых переходящая в растворимые</text:p>
      <text:p text:style-name="P60">EQ:<text:tab/>S(nP,StartYear) = fonSoilDW * hSoil*800 <text:span text:style-name="T136"># начальное условие</text:span> <text:tab/></text:p>
      <text:p text:style-name="P60"><text:tab/><text:tab/><text:tab/><text:tab/><text:tab/><text:tab/><text:tab/><text:tab/># (800*hSoil) - пересчет из содержания (в сух.весе) в запасы </text:p>
      <text:p text:style-name="P60"><text:tab/>d/dt ( S ) = <text:s/><text:span text:style-name="T137">(</text:span><text:span text:style-name="T125">d</text:span><text:span text:style-name="T138">epIS</text:span>(<text:span text:style-name="T138">nP</text:span>,t)<text:span text:style-name="T137">+</text:span><text:span text:style-name="T125">d</text:span><text:span text:style-name="T138">epS</text:span><text:span text:style-name="T137">(</text:span><text:span text:style-name="T138">nP</text:span><text:span text:style-name="T137">,t)*intoIS)</text:span> * notSnow - leaching * S<text:tab/><text:tab/><text:tab/><text:tab/></text:p>
      <text:p text:style-name="P59"># <text:s text:c="2"/>изменение запасов = выпадение на (не промерзшую) почву <text:s text:c="2"/>- выщелачивание</text:p>
      <text:p text:style-name="P59"># <text:s/>Предполагается, что в начальный момент запасы в почве соответствуют фоновым значениям, что в почве остаются только нерастворимые формы, выпавшие в бесснежный период или связанные растворимые, что процесс выщелачивания переводит Ni в растворимую форму, которая выносится из почвы в воду.</text:p>
      <text:p text:style-name="P59"/>
      <text:p text:style-name="P61"><text:span text:style-name="T139">#      </text:span><text:span text:style-name="T140">   ДОННЫЕ ОТЛОЖЕНИЯ     </text:span><text:span text:style-name="T141">Динамика запасов</text:span></text:p>
      <text:p text:style-name="P62">Var:<text:tab/> <text:span text:style-name="T142">B</text:span> ( <text:span text:style-name="T142">nP</text:span> , t ) &gt; 0 <text:tab/># <text:s/>кол-во в донных отложениях <text:s text:c="3"/>mg/m2 <text:s/><text:tab/><text:tab/><text:span text:style-name="T46">#6</text:span></text:p>
      <text:p text:style-name="P62"><text:tab/> <text:span text:style-name="T142">botSed</text:span><text:span text:style-name="T143">Leach &gt; 0.</text:span><text:span text:style-name="T144">00; <text:s text:c="4"/></text:span><text:span text:style-name="T142">botSed</text:span><text:span text:style-name="T143">Leach </text:span><text:span text:style-name="T145">= leaching <text:s/># коэффициент выщелачивания донных отложений</text:span></text:p>
      <text:p text:style-name="P60"><text:span text:style-name="T146">EQ:</text:span><text:tab/><text:span text:style-name="T146">B</text:span><text:span text:style-name="T147">(</text:span><text:span text:style-name="T148">nP</text:span><text:span text:style-name="T149">,StartYear) </text:span><text:span text:style-name="T104">= </text:span><text:span text:style-name="T147">0<text:tab/></text:span><text:span text:style-name="T136"># начальное условие</text:span></text:p>
      <text:p text:style-name="P60"><text:span text:style-name="T149"><text:tab/>d/dt ( </text:span><text:span text:style-name="T142">B</text:span><text:span text:style-name="T149"> ) = <text:s/></text:span><text:span text:style-name="T125">d</text:span><text:span text:style-name="T126">epIS</text:span><text:span text:style-name="T149">(</text:span><text:span text:style-name="T142">nP</text:span><text:span text:style-name="T149">,t) *(1+</text:span><text:span text:style-name="T150">SQs</text:span><text:span text:style-name="T149">(</text:span><text:span text:style-name="T142">nP</text:span><text:span text:style-name="T149">)/SQw(nP)*Snow) *</text:span><text:span text:style-name="T151">(1-</text:span><text:span text:style-name="T125">d</text:span><text:span text:style-name="T126">epIS</text:span><text:span text:style-name="T151">out)</text:span><text:span text:style-name="T152"> - </text:span><text:span text:style-name="T142">botSed</text:span><text:span text:style-name="T143">Leach*</text:span><text:span text:style-name="T142">B</text:span><text:span text:style-name="T143"> </text:span><text:span text:style-name="T149">+ fonSedi*0.1 # Vsedim*0.2=0.1 </text:span></text:p>
      <text:p text:style-name="P63"># изменение запасов = поступление за вычетом стока <text:s/>- выщелачивание + фон</text:p>
      <text:p text:style-name="P63"># <text:s/>Предполагается, что донные отложения формируются из нерастворимых форм, попадающих непосредственно на поверхность озера, из нерастворимых форм, попадающих непосредственно на сушу в зимний период (и переносимых в озеро в половодье) и из фонового значения, отражающее доиндустриальные процессы выветривания коренных пород и выщелачивания почв.</text:p>
      <text:p text:style-name="P63"/>
      <text:p text:style-name="P64">#<text:span text:style-name="T28"> <text:s text:c="6"/>ВОДА <text:s text:c="2"/></text:span><text:span text:style-name="T61">Динамика содержания (концентрации) загрязнения в воде озера</text:span></text:p>
      <text:p text:style-name="P65"><text:span text:style-name="T153"># <text:s/>кол-во = </text:span><text:span text:style-name="T154">water*S*H + depS*Catch + leaching·S·</text:span><text:span text:style-name="T150">SQs</text:span><text:span text:style-name="T149">(</text:span><text:span text:style-name="T142">nP</text:span><text:span text:style-name="T149">)</text:span><text:span text:style-name="T154"> ...</text:span></text:p>
      <text:p text:style-name="P66"># <text:s/>объем = S*H + Catch*proc</text:p>
      <text:p text:style-name="P66"># <text:s/>концентр = <text:s/><text:span text:style-name="T153">кол-во/</text:span>объем</text:p>
      <text:p text:style-name="P14">Var:<text:tab/><text:span text:style-name="T155">W</text:span> ( <text:span text:style-name="T148">nP</text:span> , t ) &gt; 0 <text:s text:c="14"/><text:tab/># <text:s/>концентрация загрязнителя <text:s/>mkg/dm3 = mg/m3 <text:tab/><text:span text:style-name="T46">#7</text:span></text:p>
      <text:p text:style-name="P67"><text:tab/>H &gt; <text:span text:style-name="T156">0</text:span>; <text:s/>&lt; <text:span text:style-name="T134">2</text:span><text:span text:style-name="T157"> #</text:span><text:span text:style-name="T158">20</text:span>*precip<text:tab/><text:tab/># <text:s/>глубина m</text:p>
      <text:p text:style-name="P60">EQ: <text:tab/>W(<text:span text:style-name="T148">nP</text:span>,StartYear) <text:span text:style-name="T104">=fonWater<text:tab/><text:tab/></text:span><text:span text:style-name="T136"># начальное условие</text:span></text:p>
      <text:p text:style-name="P60"><text:tab/>d/dt( W ) = ( <text:span text:style-name="T125">d</text:span><text:span text:style-name="T126">ep</text:span><text:span text:style-name="T131">S</text:span>(<text:span text:style-name="T148">nP</text:span>,t)*<text:span text:style-name="T159">(SQw(nP)+</text:span><text:span text:style-name="T150">SQs</text:span><text:span text:style-name="T149">(</text:span><text:span text:style-name="T142">nP</text:span><text:span text:style-name="T149">)*</text:span><text:span text:style-name="T160">(Snow+notSnow*</text:span><text:span text:style-name="T137">(1-intoIS)</text:span><text:span text:style-name="T160">)</text:span><text:span text:style-name="T159">)</text:span> + leaching·S·<text:span text:style-name="T150">SQs</text:span><text:span text:style-name="T149">(</text:span><text:span text:style-name="T142">nP</text:span><text:span text:style-name="T149">)</text:span> + <text:span text:style-name="T161">botSedL</text:span>each·<text:span text:style-name="T161">B</text:span>·SQw(nP) <text:span text:style-name="T162">\</text:span></text:p>
      <text:p text:style-name="P68"><text:span text:style-name="T162"><text:tab/><text:tab/><text:tab/> </text:span>– Catch(<text:span text:style-name="T148">nP</text:span>)·precip·<text:span text:style-name="T163">(</text:span>W-<text:span text:style-name="T104">fonWater</text:span><text:span text:style-name="T163">)</text:span> ) / ( <text:span text:style-name="T154">SQw(nP)*</text:span>H+<text:span text:style-name="T154">Catch(</text:span><text:span text:style-name="T148">nP</text:span><text:span text:style-name="T154">)*</text:span>precip )<text:tab/><text:tab/><text:tab/><text:tab/><text:tab/><text:tab/><text:tab/></text:p>
      <text:p text:style-name="P14"># <text:s/>изменение концентрации = поступление с выпадением, из почвы и из донных отложение - вынос со стоком </text:p>
      <text:p text:style-name="P14"># Предполагается, что растворимые формы (за исключением задержанных в почве) попадают в озеро вместе со всеми осадками (precip = 0.40м/год), что все растворимые формы, образовавшиеся в почве в результате выщелачивания, добавляются в воду озера и что часть выносится со стоком. </text:p>
      <text:p text:style-name="P69"/>
      <text:p text:style-name="P19"/>
      <text:p text:style-name="P19"/>
      <text:p text:style-name="P19"/>
      <text:p text:style-name="P19"><text:span text:style-name="T28">##############################################################</text:span><text:tab/><text:tab/># <text:span text:style-name="T164">Проекторы</text:span><text:span text:style-name="T165"> </text:span>СВЯЗЬ С ИЗМЕРЕНИЯМИ</text:p>
      <text:p text:style-name="P19">UseNaN = <text:span text:style-name="T166">True</text:span></text:p>
      <text:p text:style-name="P19">TDep = Select <text:span text:style-name="T167">nP AS </text:span><text:span text:style-name="T168">nP</text:span><text:span text:style-name="T167">D,</text:span> <text:span text:style-name="T167">Year as </text:span><text:span text:style-name="T169">t</text:span><text:span text:style-name="T167">D, <text:s/></text:span><text:span text:style-name="T170">R</text:span><text:span text:style-name="T171">O</text:span><text:span text:style-name="T170">WNUM as nD, </text:span><text:span text:style-name="T172">depNi as </text:span><text:span text:style-name="T167">dep</text:span><text:span text:style-name="T172">os</text:span><text:span text:style-name="T173">D</text:span><text:span text:style-name="T167">, </text:span><text:span text:style-name="T174">X as </text:span><text:span text:style-name="T175">X</text:span><text:span text:style-name="T176">d</text:span><text:span text:style-name="T175">,</text:span><text:span text:style-name="T174">Y as </text:span><text:span text:style-name="T175">Y</text:span><text:span text:style-name="T176">d</text:span><text:span text:style-name="T167"> </text:span>from EXP_DEPOS.xlsx<text:tab/><text:tab/><text:tab/><text:tab/># <text:s/><text:span text:style-name="T28">ВЫПАДЕНИЯ</text:span></text:p>
      <text:p text:style-name="P19"><text:s text:c="2"/><text:tab/><text:tab/><text:tab/> <text:s/><text:tab/>######<text:tab/>DEPOSITION <text:s text:c="2"/>mg/m2/год<text:tab/>1e-3 <text:s text:c="2"/>or t/km2/year or <text:s/>kg /km2 /year #####</text:p>
      <text:p text:style-name="P19">Set: <text:s text:c="3"/>nD = [,,1]</text:p>
      <text:p text:style-name="P19">Param: <text:s/><text:span text:style-name="T168">nP</text:span>D <text:s text:c="2"/>(nD)</text:p>
      <text:p text:style-name="P19"><text:tab/> <text:s/><text:span text:style-name="T177">t</text:span>D <text:s text:c="3"/>(nD)</text:p>
      <text:p text:style-name="P19">Var:<text:tab/> <text:s/><text:span text:style-name="T28">deposD</text:span> (nD) &gt; 0<text:tab/><text:tab/><text:tab/><text:tab/><text:tab/><text:tab/>#<text:tab/>DEPOSITION <text:s text:c="2"/>mg/m2/год</text:p>
      <text:p text:style-name="P19">EQ:<text:tab/> <text:s/>deposD (nD) = <text:span text:style-name="T125">d</text:span><text:span text:style-name="T126">epIS</text:span>(<text:span text:style-name="T168">nP</text:span><text:span text:style-name="T178">D(nD)</text:span>,<text:span text:style-name="T177">t</text:span><text:span text:style-name="T178">D(nD)</text:span>) <text:span text:style-name="T178">+ </text:span><text:span text:style-name="T125">d</text:span><text:span text:style-name="T126">epS</text:span><text:span text:style-name="T178">(</text:span><text:span text:style-name="T168">nP</text:span><text:span text:style-name="T178">D(nD),</text:span><text:span text:style-name="T177">t</text:span><text:span text:style-name="T178">D(nD))</text:span></text:p>
      <text:p text:style-name="P19"/>
      <text:p text:style-name="P19">#---------------------# <text:s/><text:span text:style-name="T61"><text:s/>mg/kg(сух.веса): soil</text:span><text:span text:style-name="T179">D</text:span><text:span text:style-name="T61">*</text:span><text:span text:style-name="T28">0.8</text:span><text:span text:style-name="T61">(кг.сух/литр)*10*10*10 (mg/m3) * hSoil(m) = soil</text:span><text:span text:style-name="T179">D</text:span><text:span text:style-name="T61">*800*hSoil(m) = S (mg/m2) </text:span><text:span text:style-name="T28">ПОЧВА </text:span></text:p>
      <text:p text:style-name="P19"><text:span text:style-name="T176">T</text:span>Soil = Select <text:span text:style-name="T167">nP AS nPS,</text:span> <text:span text:style-name="T167">Year as </text:span><text:span text:style-name="T180">tS</text:span><text:span text:style-name="T167">, <text:s/></text:span><text:span text:style-name="T170">R</text:span><text:span text:style-name="T171">O</text:span><text:span text:style-name="T170">WNUM as n</text:span><text:span text:style-name="T180">S</text:span><text:span text:style-name="T170">,</text:span> soilNi <text:span text:style-name="T181">as </text:span><text:span text:style-name="T182">soilD</text:span>, <text:span text:style-name="T174">X as </text:span><text:span text:style-name="T175">X</text:span><text:span text:style-name="T174">s</text:span><text:span text:style-name="T175">,</text:span><text:span text:style-name="T174">Y as </text:span><text:span text:style-name="T175">Y</text:span><text:span text:style-name="T174">s</text:span> <text:s/>from EXP_SOIL.xlsx <text:s/></text:p>
      <text:p text:style-name="P70"><text:span text:style-name="T183">for i in </text:span><text:span text:style-name="T184">T</text:span><text:span text:style-name="T183">Soil.sR : </text:span><text:span text:style-name="T184">T</text:span><text:span text:style-name="T182">Soil.soilD</text:span><text:span text:style-name="T185">[</text:span><text:span text:style-name="T183">i</text:span><text:span text:style-name="T185">] = max (</text:span><text:span text:style-name="T184">T</text:span><text:span text:style-name="T185">Soil.</text:span><text:span text:style-name="T182">soilD</text:span><text:span text:style-name="T185">[</text:span><text:span text:style-name="T183">i</text:span><text:span text:style-name="T185">],fonSoilDW)</text:span></text:p>
      <text:p text:style-name="P19">Set: <text:s text:c="3"/>nS = [,,1]<text:tab/><text:tab/><text:tab/></text:p>
      <text:p text:style-name="P19">Param:<text:tab/>nPS <text:s text:c="4"/>(nS)</text:p>
      <text:p text:style-name="P19"><text:tab/><text:tab/>tS <text:s text:c="4"/>(nS)</text:p>
      <text:p text:style-name="P19">Var:<text:tab/><text:tab/>soilD (nS) &gt; 0<text:tab/><text:tab/>#<text:tab/>СОДЕРЖАНИЕ <text:s/>mg/kg(сух.веса)</text:p>
      <text:p text:style-name="P19"><text:span text:style-name="T186">#</text:span><text:tab/><text:tab/>FonsoilD (nS) &gt; 0<text:tab/><text:tab/>#<text:tab/>Фоновое значение, начальное условие</text:p>
      <text:p text:style-name="P19">EQ: <text:s/><text:tab/><text:span text:style-name="T187">soilD * 800*hSoil = S ( nPS , tS )</text:span></text:p>
      <text:p text:style-name="P19"/>
      <text:p text:style-name="P19">#---------------------------------------------------------------------------------------------------------------<text:tab/># <text:s text:c="16"/><text:span text:style-name="T188">ВОДА</text:span></text:p>
      <text:p text:style-name="P71"><text:span text:style-name="T189">TWater</text:span><text:span text:style-name="T190"> = Select <text:s/></text:span><text:span text:style-name="T191">X as </text:span><text:span text:style-name="T192">X</text:span><text:span text:style-name="T191">w</text:span><text:span text:style-name="T192">,</text:span><text:span text:style-name="T191">Y as </text:span><text:span text:style-name="T192">Y</text:span><text:span text:style-name="T191">w</text:span><text:span text:style-name="T193">, </text:span><text:span text:style-name="T190">Year AS tW, Avg-TNi AS water</text:span><text:span text:style-name="T194">D</text:span><text:span text:style-name="T190">, ROWNUM as nW, nP AS </text:span><text:span text:style-name="T195">nP</text:span><text:span text:style-name="T190">W, nP, CONn <text:s/>from EXP_LAKE.xlsx</text:span></text:p>
      <text:p text:style-name="P19"/>
      <text:p text:style-name="P72"><text:span text:style-name="T196">#</text:span>MakeSets_byParam <text:span text:style-name="T197">nP</text:span>W 7</text:p>
      <text:p text:style-name="P72"/>
      <text:p text:style-name="P73">CV: <text:s text:c="7"/>CV_NumSets=7; <text:s/>CV_Unit ='<text:span text:style-name="T196">nPW</text:span>'</text:p>
      <text:p text:style-name="P72"/>
      <text:p text:style-name="P19">Set: <text:s text:c="2"/><text:tab/>nW = [,,1]</text:p>
      <text:p text:style-name="P19">Param:<text:tab/><text:span text:style-name="T197">nP</text:span>W <text:s text:c="5"/>(nW)</text:p>
      <text:p text:style-name="P19"><text:tab/><text:tab/>tW <text:s text:c="5"/>(nW)</text:p>
      <text:p text:style-name="P19">Var:<text:tab/><text:tab/>water<text:span text:style-name="T198">D</text:span> (nW) &gt; 0<text:tab/><text:tab/>#<text:tab/>mkg/dm3 <text:s text:c="2"/>ВОДА</text:p>
      <text:p text:style-name="P19"><text:span text:style-name="T199">#</text:span><text:tab/><text:tab/>wFon &gt; 0</text:p>
      <text:p text:style-name="P19"><text:span text:style-name="T200">#</text:span><text:span text:style-name="T187">EQ: <text:s text:c="4"/>water</text:span><text:span text:style-name="T201">D</text:span><text:span text:style-name="T187"> = </text:span><text:span text:style-name="T202">Depos_</text:span><text:span text:style-name="T203">sol</text:span><text:span text:style-name="T187"> ( X(</text:span><text:span text:style-name="T204">nP</text:span><text:span text:style-name="T202">W</text:span><text:span text:style-name="T187">(n</text:span><text:span text:style-name="T205">W</text:span><text:span text:style-name="T187">)), Y(</text:span><text:span text:style-name="T204">nP</text:span><text:span text:style-name="T202">W</text:span><text:span text:style-name="T187">(n</text:span><text:span text:style-name="T205">W</text:span><text:span text:style-name="T187">)), </text:span><text:span text:style-name="T205">tW</text:span><text:span text:style-name="T187">(n</text:span><text:span text:style-name="T205">W</text:span><text:span text:style-name="T187">) ) / precip + wFon <text:s/></text:span></text:p>
      <text:p text:style-name="P19">EQ: <text:s text:c="3"/><text:span text:style-name="T187">water</text:span><text:span text:style-name="T200">D</text:span><text:span text:style-name="T187"> = W ( </text:span><text:span text:style-name="T200">nP</text:span><text:span text:style-name="T187">W , tW )</text:span></text:p>
      <text:p text:style-name="P74">#<text:span text:style-name="T206">___________________________________________________________________________________</text:span># <text:s text:c="2"/><text:span text:style-name="T28">ДО <text:s/>SEDIMENTION</text:span></text:p>
      <text:p text:style-name="P75"><text:span text:style-name="T207"># </text:span><text:s/><text:span text:style-name="T208">B</text:span>(mg/kg-dw) *0.2<text:span text:style-name="T209">5</text:span>(kg-dw/dm3) *10<text:span text:style-name="T210">+3</text:span>(dm3/m3) *Vsedim(mm/year) 10<text:span text:style-name="T210">-3</text:span>(m/mm) = <text:span text:style-name="T208">botSed</text:span><text:span text:style-name="T211">D</text:span>*Vsedim*0.2<text:span text:style-name="T211">5</text:span>(mg/m2/year) = <text:span text:style-name="T208">B</text:span> (mg/m2/year) - <text:span text:style-name="T209">поступление</text:span></text:p>
      <text:p text:style-name="P19">TBott = Select <text:span text:style-name="T167">nP AS </text:span><text:span text:style-name="T212">nP</text:span><text:span text:style-name="T208">B</text:span><text:span text:style-name="T167">,</text:span> <text:span text:style-name="T167">Year as </text:span><text:span text:style-name="T180">t</text:span><text:span text:style-name="T208">B</text:span><text:span text:style-name="T167">, <text:s/></text:span><text:span text:style-name="T170">R</text:span><text:span text:style-name="T171">O</text:span><text:span text:style-name="T170">WNUM as n</text:span><text:span text:style-name="T208">B</text:span><text:span text:style-name="T170">,</text:span> Vsedim, delT, <text:span text:style-name="T213">Ni_0_1 </text:span><text:span text:style-name="T214">as </text:span><text:span text:style-name="T215">botS</text:span><text:span text:style-name="T216">edD</text:span>, <text:span text:style-name="T217">X </text:span><text:span text:style-name="T212">as X</text:span><text:span text:style-name="T208">b</text:span><text:span text:style-name="T217">,Y </text:span><text:span text:style-name="T212">as Y</text:span><text:span text:style-name="T208">b</text:span> from EXP_SEDIMNT.xlsx</text:p>
      <text:p text:style-name="P76"><text:span text:style-name="T218">#</text:span>for ii in <text:span text:style-name="T219">TBott.</text:span><text:span text:style-name="T220">sR</text:span> :</text:p>
      <text:p text:style-name="P77"><text:span text:style-name="T218">#</text:span><text:tab/>TBott.delT[<text:span text:style-name="T221">ii</text:span>] = min (TBott.delT[<text:span text:style-name="T221">ii</text:span>],<text:span text:style-name="T222">2</text:span>)</text:p>
      <text:p text:style-name="P19"/>
      <text:p text:style-name="P19">Set: <text:s text:c="3"/>n<text:span text:style-name="T208">B</text:span> = [,,1]<text:tab/></text:p>
      <text:p text:style-name="P19">Param: <text:s/><text:span text:style-name="T208">nPB</text:span> <text:s text:c="3"/>(nB)</text:p>
      <text:p text:style-name="P19"><text:tab/> <text:s/>t<text:span text:style-name="T208">B</text:span> <text:s text:c="3"/>(nB)</text:p>
      <text:p text:style-name="P19"><text:tab/> <text:s/>Vsedim(nB)<text:tab/><text:tab/>#<text:tab/>mm/year</text:p>
      <text:p text:style-name="P19"><text:tab/> <text:s/>delT <text:s/>(nB) <text:s/></text:p>
      <text:p text:style-name="P19">Var:<text:tab/><text:tab/><text:span text:style-name="T223">botS</text:span><text:span text:style-name="T224">ed</text:span><text:span text:style-name="T225">D</text:span> (nB) &gt; 0<text:tab/><text:tab/>#<text:tab/>СОДЕРЖАНИЕ <text:s/>mg/kg(сух.веса)</text:p>
      <text:p text:style-name="P78"><text:tab/><text:tab/><text:span text:style-name="T226">sedimMult &gt; 0</text:span></text:p>
      <text:p text:style-name="P79">EQ: <text:s/><text:tab/><text:span text:style-name="T215">botS</text:span><text:span text:style-name="T216">ed</text:span><text:span text:style-name="T215">D</text:span>(nB)*Vsedim(nB)*<text:span text:style-name="T28"> </text:span><text:span text:style-name="T227">sedimMult*0.25</text:span> = <text:span text:style-name="T146">( </text:span><text:span text:style-name="T208">B</text:span>(<text:span text:style-name="T228">nPB</text:span>,<text:span text:style-name="T146">t</text:span><text:span text:style-name="T229">B</text:span><text:span text:style-name="T146">(nB</text:span>)<text:span text:style-name="T146">) - </text:span><text:span text:style-name="T208">B</text:span><text:span text:style-name="T146">(</text:span><text:span text:style-name="T228">nPB</text:span><text:span text:style-name="T146">,t</text:span><text:span text:style-name="T229">B</text:span><text:span text:style-name="T146">(nB)-delT(nB))</text:span> ) / delT(nB)</text:p>
      <text:p text:style-name="P80"/>
      <text:p text:style-name="P81">#########################################################################################################</text:p>
      <text:p text:style-name="P19"/>
      <text:p text:style-name="P82"/>
      <text:p text:style-name="P83">def TimeStep(X<text:span text:style-name="T230">i</text:span>,Y<text:span text:style-name="T230">i</text:span>,t<text:span text:style-name="T230">i</text:span><text:span text:style-name="T231">,</text:span>Catch<text:span text:style-name="T230">i</text:span>,S<text:span text:style-name="T230">i, s,w,</text:span><text:span text:style-name="T231">b</text:span>):</text:p>
      <text:p text:style-name="P84"><text:tab/><text:span text:style-name="T232">SQsi = <text:s/>Catchi-Si</text:span></text:p>
      <text:p text:style-name="P19"><text:tab/>depS<text:span text:style-name="T233">o</text:span> = <text:span text:style-name="T130">Depos_</text:span><text:span text:style-name="T100">sol</text:span><text:span text:style-name="T234"> ( X</text:span><text:span text:style-name="T230">i</text:span><text:span text:style-name="T234">,Y</text:span><text:span text:style-name="T230">i</text:span><text:span text:style-name="T234">,</text:span><text:span text:style-name="T235">t</text:span><text:span text:style-name="T230">i</text:span><text:span text:style-name="T235"> </text:span><text:span text:style-name="T234">)</text:span></text:p>
      <text:p text:style-name="P19"><text:tab/>depISo = Depos_insol ( Xi,Yi,ti )</text:p>
      <text:p text:style-name="P84"><text:tab/>Bo = <text:s/><text:span text:style-name="T231">b + </text:span>depIS<text:span text:style-name="T236">o</text:span> * (1 + <text:span text:style-name="T232">SQsi</text:span>/Si*Snow )<text:span text:style-name="T149">*</text:span><text:span text:style-name="T151">(1-</text:span><text:span text:style-name="T125">d</text:span><text:span text:style-name="T126">epIS</text:span><text:span text:style-name="T151">out)</text:span> <text:span text:style-name="T237">-</text:span><text:span text:style-name="T238">botSed</text:span><text:span text:style-name="T239">Leach</text:span><text:span text:style-name="T240">*</text:span><text:span text:style-name="T241">b </text:span>+fonSedi * 0.1</text:p>
      <text:p text:style-name="P84"><text:tab/>So = s * (1 - leaching ) + <text:span text:style-name="T137">(</text:span><text:span text:style-name="T125">d</text:span><text:span text:style-name="T138">epIS</text:span><text:span text:style-name="T232">o</text:span><text:span text:style-name="T137">+</text:span><text:span text:style-name="T125">d</text:span><text:span text:style-name="T138">epS</text:span><text:span text:style-name="T232">o</text:span><text:span text:style-name="T137">*intoIS)</text:span> * notSnow </text:p>
      <text:p text:style-name="P85"><text:span text:style-name="T103">#</text:span><text:tab/>Wo = w + ( depSo*<text:span text:style-name="T159">(S</text:span><text:span text:style-name="T242">i</text:span><text:span text:style-name="T159">+</text:span><text:span text:style-name="T150">SQs</text:span><text:span text:style-name="T242">i</text:span><text:span text:style-name="T149">*</text:span><text:span text:style-name="T160">(Snow+notSnow*</text:span><text:span text:style-name="T137">(1-intoIS)</text:span><text:span text:style-name="T160">)</text:span><text:span text:style-name="T159">)</text:span>+leaching·s·<text:span text:style-name="T232">SQsi </text:span>+ <text:span text:style-name="T161">botSedL</text:span>each·<text:span text:style-name="T161">b</text:span>·S<text:span text:style-name="T243">i</text:span> -Catchi*precip*w )/(<text:span text:style-name="T244">Si*</text:span>H+Catchi*precip)</text:p>
      <text:p text:style-name="P86"><text:tab/>Wo = w + ( depSo*<text:span text:style-name="T159">(S</text:span><text:span text:style-name="T242">i</text:span><text:span text:style-name="T159">+</text:span><text:span text:style-name="T150">SQs</text:span><text:span text:style-name="T242">i</text:span><text:span text:style-name="T149">*</text:span><text:span text:style-name="T160">(Snow+notSnow*</text:span><text:span text:style-name="T137">(1-intoIS)</text:span><text:span text:style-name="T160">)</text:span><text:span text:style-name="T159">)</text:span>+leaching·s·<text:span text:style-name="T232">SQsi </text:span>+ <text:span text:style-name="T161">botSedL</text:span>each·<text:span text:style-name="T161">b</text:span>·S<text:span text:style-name="T243">i</text:span> -Catchi*precip*<text:span text:style-name="T163">(</text:span><text:span text:style-name="T245">w</text:span>-<text:span text:style-name="T104">fonWater</text:span><text:span text:style-name="T163">)</text:span> )/(<text:span text:style-name="T244">Si*</text:span>H+Catchi*precip)</text:p>
      <text:p text:style-name="P86"><text:tab/>return <text:s/>depSo, <text:s/>depISo, <text:s/>Bo, So, Wo</text:p>
      <text:p text:style-name="P19"/>
      <text:p text:style-name="P87">def RunModel ( start, end ) :</text:p>
      <text:p text:style-name="P88"><text:s text:c="2"/><text:span text:style-name="T246">if start == StartYear :</text:span></text:p>
      <text:p text:style-name="P88"><text:span text:style-name="T247"><text:tab/>S</text:span>.<text:span text:style-name="T248">grd[</text:span><text:span text:style-name="T249">:</text:span>,<text:span text:style-name="T249">0</text:span><text:span text:style-name="T248">] </text:span><text:span text:style-name="T247">= fonSoilDW * hSoil*800 <text:s text:c="2"/></text:span><text:span text:style-name="T250">#</text:span><text:span text:style-name="T247">fonSoil</text:span></text:p>
      <text:p text:style-name="P88"><text:span text:style-name="T249"><text:tab/>W</text:span>.<text:span text:style-name="T248">grd[</text:span><text:span text:style-name="T249">:</text:span>,<text:span text:style-name="T249">0</text:span><text:span text:style-name="T248">] </text:span><text:span text:style-name="T247">= fon</text:span><text:span text:style-name="T249">Water</text:span></text:p>
      <text:p text:style-name="P88"><text:span text:style-name="T231"><text:tab/>B</text:span>.<text:span text:style-name="T248">grd[</text:span><text:span text:style-name="T249">:</text:span>,<text:span text:style-name="T249">0</text:span><text:span text:style-name="T248">] </text:span><text:span text:style-name="T247">= </text:span><text:span text:style-name="T251">0</text:span></text:p>
      <text:p text:style-name="P88"><text:s text:c="2"/>for b<text:span text:style-name="T252">i</text:span> in <text:span text:style-name="T253">nP</text:span>.<text:span text:style-name="T252">NodS</text:span>:</text:p>
      <text:p text:style-name="P88"><text:tab/><text:span text:style-name="T235">b</text:span><text:span text:style-name="T252">v</text:span><text:span text:style-name="T235"> = </text:span><text:span text:style-name="T253">nP</text:span><text:span text:style-name="T252">.Val[</text:span><text:span text:style-name="T248">b</text:span><text:span text:style-name="T252">i]</text:span></text:p>
      <text:p text:style-name="P88"><text:tab/>for <text:span text:style-name="T248">t</text:span><text:span text:style-name="T246">v</text:span> in <text:span text:style-name="T246">range (start, end+1, 1) </text:span>:</text:p>
      <text:p text:style-name="P88"><text:tab/><text:tab/><text:span text:style-name="T246">ti = tv - StartYear</text:span></text:p>
      <text:p text:style-name="P88"><text:span text:style-name="T254">#</text:span><text:tab/><text:tab/><text:span text:style-name="T255">print (ti)</text:span></text:p>
      <text:p text:style-name="P89"><text:tab/><text:tab/><text:span text:style-name="T206">depS</text:span><text:span text:style-name="T256">.</text:span><text:span text:style-name="T257">grd[</text:span><text:span text:style-name="T256">b</text:span><text:span text:style-name="T258">i</text:span><text:span text:style-name="T256">,t</text:span><text:span text:style-name="T258">i</text:span><text:span text:style-name="T257">]</text:span><text:span text:style-name="T206">,depIS</text:span><text:span text:style-name="T256">.</text:span><text:span text:style-name="T257">grd[</text:span><text:span text:style-name="T256">b</text:span><text:span text:style-name="T258">i</text:span><text:span text:style-name="T256">,t</text:span><text:span text:style-name="T258">i</text:span><text:span text:style-name="T257">]</text:span><text:span text:style-name="T206">,B</text:span><text:span text:style-name="T259">o</text:span><text:span text:style-name="T206">, So, Wo </text:span><text:span text:style-name="T260">= </text:span><text:span text:style-name="T206">TimeStep(</text:span><text:span text:style-name="T256">X</text:span><text:span text:style-name="T258">(b</text:span><text:span text:style-name="T257">v</text:span><text:span text:style-name="T258">)</text:span><text:span text:style-name="T256">,Y</text:span><text:span text:style-name="T258">(b</text:span><text:span text:style-name="T257">v</text:span><text:span text:style-name="T258">)</text:span><text:span text:style-name="T256">,</text:span><text:span text:style-name="T258">t</text:span><text:span text:style-name="T257">v</text:span><text:span text:style-name="T261">,</text:span><text:span text:style-name="T259"> </text:span><text:span text:style-name="T206">Catch</text:span><text:span text:style-name="T262">(b</text:span><text:span text:style-name="T263">v</text:span><text:span text:style-name="T262">)</text:span><text:span text:style-name="T206">,S</text:span><text:span text:style-name="T264">Qw</text:span><text:span text:style-name="T262">(b</text:span><text:span text:style-name="T263">v</text:span><text:span text:style-name="T262">)</text:span><text:span text:style-name="T206">, </text:span><text:span text:style-name="T259">\</text:span></text:p>
      <text:p text:style-name="P88"><text:span text:style-name="T206"><text:tab/><text:tab/><text:tab/><text:tab/><text:tab/><text:tab/><text:tab/><text:tab/><text:tab/><text:tab/><text:tab/><text:tab/><text:tab/> <text:s/>S</text:span><text:span text:style-name="T261">(bv,tv)</text:span><text:span text:style-name="T206">,</text:span><text:span text:style-name="T261">W(bv,tv)</text:span><text:span text:style-name="T206">,</text:span><text:span text:style-name="T259">B</text:span><text:span text:style-name="T261">(bv,tv)</text:span><text:span text:style-name="T206">)</text:span></text:p>
      <text:p text:style-name="P88"><text:tab/><text:tab/><text:span text:style-name="T247">if t</text:span><text:span text:style-name="T265">v &lt; </text:span><text:span text:style-name="T246">en</text:span><text:span text:style-name="T266">d</text:span><text:span text:style-name="T247"> :</text:span></text:p>
      <text:p text:style-name="P88"><text:tab/><text:tab/><text:tab/><text:span text:style-name="T247">S</text:span>.<text:span text:style-name="T248">grd[</text:span>b<text:span text:style-name="T235">i</text:span>,t<text:span text:style-name="T235">i</text:span><text:span text:style-name="T265">+1</text:span><text:span text:style-name="T248">] </text:span><text:span text:style-name="T247">= S</text:span><text:span text:style-name="T267">o</text:span></text:p>
      <text:p text:style-name="P88"><text:span text:style-name="T247"><text:tab/><text:tab/><text:tab/>W</text:span>.<text:span text:style-name="T248">grd[</text:span>b<text:span text:style-name="T235">i</text:span>,t<text:span text:style-name="T235">i</text:span><text:span text:style-name="T268">+1</text:span><text:span text:style-name="T248">]</text:span><text:span text:style-name="T247"> = </text:span><text:span text:style-name="T268">W</text:span><text:span text:style-name="T267">o</text:span></text:p>
      <text:p text:style-name="P88"><text:tab/><text:tab/><text:tab/><text:span text:style-name="T206">B</text:span><text:span text:style-name="T256">.</text:span><text:span text:style-name="T257">grd[</text:span><text:span text:style-name="T256">b</text:span><text:span text:style-name="T258">i</text:span><text:span text:style-name="T256">,t</text:span><text:span text:style-name="T258">i</text:span><text:span text:style-name="T259">+1</text:span><text:span text:style-name="T257">] </text:span><text:span text:style-name="T259">= <text:s/></text:span><text:span text:style-name="T206">B</text:span><text:span text:style-name="T259">o</text:span></text:p>
      <text:p text:style-name="P88"><text:tab/><text:tab/><text:tab/></text:p>
      <text:p text:style-name="P88"/>
      <text:p text:style-name="P90"/>
      <text:p text:style-name="P90"/>
      <text:p text:style-name="P90">if (<text:span text:style-name="T11">InitSols</text:span>):</text:p>
      <text:p text:style-name="P19"><text:span text:style-name="T269"><text:s text:c="2"/>Task</text:span>.ReadSols ()</text:p>
      <text:p text:style-name="P19"><text:span text:style-name="T270">#</text:span><text:span text:style-name="T247"> <text:s/></text:span><text:span text:style-name="T271">Dr</text:span><text:span text:style-name="T272">Lake</text:span><text:span text:style-name="T271"> (71)</text:span><text:span text:style-name="T247"> </text:span></text:p>
      <text:p text:style-name="P91"><text:s text:c="2"/><text:span text:style-name="T273">RunModel ( </text:span><text:span text:style-name="T246">StartYear</text:span><text:span text:style-name="T273">, </text:span><text:span text:style-name="T265">EndYear</text:span><text:span text:style-name="T273"> ) </text:span></text:p>
      <text:p text:style-name="P91"/>
      <text:p text:style-name="P19"><text:s text:c="2"/><text:span text:style-name="T274">#</text:span>Draw <text:span text:style-name="T247"><text:s/></text:span><text:span text:style-name="T206">depIS</text:span></text:p>
      <text:p text:style-name="P19"><text:s text:c="2"/><text:span text:style-name="T274">#</text:span>Draw <text:span text:style-name="T247"><text:s/></text:span><text:span text:style-name="T206">depS</text:span></text:p>
      <text:p text:style-name="P19"><text:s text:c="2"/><text:span text:style-name="T274">#</text:span>Draw <text:span text:style-name="T247"><text:s/></text:span><text:span text:style-name="T275">B</text:span></text:p>
      <text:p text:style-name="P19"><text:s text:c="2"/><text:span text:style-name="T274">#</text:span>Draw <text:span text:style-name="T247"><text:s/></text:span><text:span text:style-name="T275">soil</text:span></text:p>
      <text:p text:style-name="P19"><text:s text:c="2"/><text:span text:style-name="T276">#</text:span>Draw <text:span text:style-name="T247"><text:s/></text:span><text:span text:style-name="T275">water</text:span></text:p>
      <text:p text:style-name="P19"/>
      <text:p text:style-name="P19"><text:s text:c="2"/>for <text:span text:style-name="T277">n</text:span> in <text:span text:style-name="T277">nD</text:span>.<text:span text:style-name="T252">NodS</text:span>:</text:p>
      <text:p text:style-name="P19"><text:tab/><text:span text:style-name="T277">n</text:span><text:span text:style-name="T252">v</text:span><text:span text:style-name="T235"> = </text:span><text:span text:style-name="T277">nD</text:span><text:span text:style-name="T252">.Val[</text:span><text:span text:style-name="T277">n</text:span><text:span text:style-name="T252">]</text:span></text:p>
      <text:p text:style-name="P92"><text:span text:style-name="T247"><text:tab/>deposD.</text:span><text:span text:style-name="T248">grd[</text:span><text:span text:style-name="T277">n</text:span><text:span text:style-name="T248">]</text:span><text:span text:style-name="T247"> = </text:span><text:span text:style-name="T125">d</text:span><text:span text:style-name="T126">epIS</text:span><text:span text:style-name="T247">(</text:span><text:span text:style-name="T168">nP</text:span><text:span text:style-name="T178">D(n</text:span><text:span text:style-name="T277">v</text:span><text:span text:style-name="T178">)</text:span><text:span text:style-name="T247">,</text:span><text:span text:style-name="T177">t</text:span><text:span text:style-name="T178">D(n</text:span><text:span text:style-name="T277">v</text:span><text:span text:style-name="T178">)</text:span><text:span text:style-name="T247">) </text:span><text:span text:style-name="T178">+ </text:span><text:span text:style-name="T125">d</text:span><text:span text:style-name="T126">epS</text:span><text:span text:style-name="T178">(</text:span><text:span text:style-name="T168">nP</text:span><text:span text:style-name="T178">D(n</text:span><text:span text:style-name="T277">v</text:span><text:span text:style-name="T178">),</text:span><text:span text:style-name="T177">t</text:span><text:span text:style-name="T178">D(n</text:span><text:span text:style-name="T277">v</text:span><text:span text:style-name="T178">))</text:span></text:p>
      <text:p text:style-name="P19"><text:s text:c="2"/>for <text:span text:style-name="T277">n</text:span> in <text:span text:style-name="T277">n</text:span><text:span text:style-name="T278">S</text:span>.<text:span text:style-name="T252">NodS</text:span>:</text:p>
      <text:p text:style-name="P19"><text:tab/><text:span text:style-name="T277">n</text:span><text:span text:style-name="T252">v</text:span><text:span text:style-name="T235"> = </text:span><text:span text:style-name="T277">n</text:span><text:span text:style-name="T278">S</text:span><text:span text:style-name="T252">.Val[</text:span><text:span text:style-name="T277">n</text:span><text:span text:style-name="T252">]</text:span></text:p>
      <text:p text:style-name="P19"><text:span text:style-name="T279"><text:tab/>soilD</text:span><text:span text:style-name="T187">.</text:span><text:span text:style-name="T280">grd[</text:span><text:span text:style-name="T281">n</text:span><text:span text:style-name="T280">]</text:span><text:span text:style-name="T279"> = S ( </text:span><text:span text:style-name="T282">nP</text:span><text:span text:style-name="T279">S(n</text:span><text:span text:style-name="T281">v</text:span><text:span text:style-name="T279">) , tS(n</text:span><text:span text:style-name="T281">v</text:span><text:span text:style-name="T279">) ) / </text:span><text:span text:style-name="T283">(</text:span><text:span text:style-name="T279">800*hSoil</text:span><text:span text:style-name="T283">)</text:span></text:p>
      <text:p text:style-name="P19"><text:s text:c="2"/>for <text:span text:style-name="T277">n</text:span> in <text:span text:style-name="T277">n</text:span><text:span text:style-name="T284">B</text:span>.<text:span text:style-name="T252">NodS</text:span>:</text:p>
      <text:p text:style-name="P19"><text:tab/><text:span text:style-name="T277">n</text:span><text:span text:style-name="T252">v</text:span><text:span text:style-name="T235"> = </text:span><text:span text:style-name="T277">n</text:span><text:span text:style-name="T284">B</text:span><text:span text:style-name="T252">.Val[</text:span><text:span text:style-name="T277">n</text:span><text:span text:style-name="T252">]</text:span></text:p>
      <text:p text:style-name="P19"><text:span text:style-name="T285">#</text:span><text:tab/>botNi<text:span text:style-name="T187">.</text:span><text:span text:style-name="T280">grd[</text:span><text:span text:style-name="T281">n</text:span><text:span text:style-name="T280">]</text:span> = ∫( tB(n<text:span text:style-name="T281">v</text:span>)-delT(<text:span text:style-name="T279">n</text:span><text:span text:style-name="T281">v</text:span>), tB(<text:span text:style-name="T279">n</text:span><text:span text:style-name="T281">v</text:span>), d(T)*bNi(bB<text:span text:style-name="T279">(n</text:span><text:span text:style-name="T281">v</text:span><text:span text:style-name="T279">)</text:span>,T) ) / delT(<text:span text:style-name="T279">n</text:span><text:span text:style-name="T281">v</text:span>) / <text:span text:style-name="T284">(</text:span>Vsedim(<text:span text:style-name="T279">n</text:span><text:span text:style-name="T281">v</text:span>)*0.25<text:span text:style-name="T284">)</text:span></text:p>
      <text:p text:style-name="P93"><text:span text:style-name="T286">#</text:span><text:span text:style-name="T215"><text:tab/>botS</text:span><text:span text:style-name="T216">ed</text:span><text:span text:style-name="T215">D.</text:span><text:span text:style-name="T287">grd[</text:span><text:span text:style-name="T288">n</text:span><text:span text:style-name="T287">]</text:span> = ∫( tB(n<text:span text:style-name="T228">v</text:span>)-delT(n<text:span text:style-name="T228">v</text:span>), tB(n<text:span text:style-name="T228">v</text:span>), d(<text:span text:style-name="T289">t</text:span>)*<text:span text:style-name="T208">botSed</text:span>(<text:span text:style-name="T228">nPB</text:span><text:span text:style-name="T290">(nv)</text:span>,<text:span text:style-name="T289">t</text:span>) ) / delT(n<text:span text:style-name="T228">v</text:span>) <text:span text:style-name="T234">/ </text:span><text:span text:style-name="T284">(</text:span><text:span text:style-name="T234">Vsedim(</text:span><text:span text:style-name="T279">n</text:span><text:span text:style-name="T281">v</text:span><text:span text:style-name="T234">)*</text:span><text:span text:style-name="T227">sedimMult*</text:span><text:span text:style-name="T234">0.25</text:span><text:span text:style-name="T284">)</text:span></text:p>
      <text:p text:style-name="P94"><text:span text:style-name="T215"><text:tab/>botS</text:span><text:span text:style-name="T216">ed</text:span><text:span text:style-name="T215">D.</text:span><text:span text:style-name="T287">grd[</text:span><text:span text:style-name="T288">n</text:span><text:span text:style-name="T287">]</text:span><text:span text:style-name="T284"> = </text:span><text:span text:style-name="T146">( </text:span><text:span text:style-name="T208">B</text:span><text:span text:style-name="T284">(</text:span><text:span text:style-name="T228">nPB</text:span><text:span text:style-name="T229">(nv)</text:span><text:span text:style-name="T284">,</text:span><text:span text:style-name="T146">t</text:span><text:span text:style-name="T229">B</text:span><text:span text:style-name="T146">(n</text:span><text:span text:style-name="T229">v</text:span><text:span text:style-name="T284">)</text:span><text:span text:style-name="T146">) - </text:span><text:span text:style-name="T208">B</text:span><text:span text:style-name="T146">(</text:span><text:span text:style-name="T228">nPB</text:span><text:span text:style-name="T229">(nv)</text:span><text:span text:style-name="T146">,t</text:span><text:span text:style-name="T229">B</text:span><text:span text:style-name="T146">(n</text:span><text:span text:style-name="T229">v</text:span><text:span text:style-name="T146">)-delT(n</text:span><text:span text:style-name="T229">v</text:span><text:span text:style-name="T146">))</text:span><text:span text:style-name="T284"> ) / delT(n</text:span><text:span text:style-name="T231">v</text:span><text:span text:style-name="T284">) / </text:span><text:span text:style-name="T231">(</text:span><text:span text:style-name="T284">Vsedim(n</text:span><text:span text:style-name="T231">v</text:span><text:span text:style-name="T284">)*</text:span><text:span text:style-name="T227">sedimMult*0.25</text:span><text:span text:style-name="T291">)</text:span></text:p>
      <text:p text:style-name="P94"><text:span text:style-name="T292"><text:tab/></text:span><text:span text:style-name="T293">#</text:span><text:span text:style-name="T292"><text:tab/><text:tab/><text:tab/>( </text:span><text:span text:style-name="T225">botSed</text:span><text:span text:style-name="T291">(</text:span><text:span text:style-name="T294">nPB</text:span><text:span text:style-name="T291">,</text:span><text:span text:style-name="T292">t</text:span><text:span text:style-name="T293">B</text:span><text:span text:style-name="T292">(nB</text:span><text:span text:style-name="T291">)</text:span><text:span text:style-name="T292">) - </text:span><text:span text:style-name="T225">botSed</text:span><text:span text:style-name="T292">(</text:span><text:span text:style-name="T294">nPB</text:span><text:span text:style-name="T292">,t</text:span><text:span text:style-name="T293">B</text:span><text:span text:style-name="T292">(nB)-delT(nB))</text:span><text:span text:style-name="T291"> ) / delT(nB)</text:span></text:p>
      <text:p text:style-name="P93"><text:span text:style-name="T215"><text:s/></text:span><text:span text:style-name="T295">#</text:span><text:span text:style-name="T215"> <text:s text:c="3"/>botS</text:span><text:span text:style-name="T216">ed</text:span><text:span text:style-name="T215">D</text:span><text:span text:style-name="T284">(nB)*Vsedim(nB)*</text:span><text:span text:style-name="T296"> </text:span><text:span text:style-name="T227">sedimMult*0.25</text:span><text:span text:style-name="T284"> = ∫( tB(nB)-delT(nB), tB(nB), d(</text:span><text:span text:style-name="T297">t</text:span><text:span text:style-name="T284">)*</text:span><text:span text:style-name="T208">botSed</text:span><text:span text:style-name="T284">(</text:span><text:span text:style-name="T228">nPB</text:span><text:span text:style-name="T284">,</text:span><text:span text:style-name="T297">t</text:span><text:span text:style-name="T284">) ) / delT(nB) /</text:span><text:span text:style-name="T298">()</text:span></text:p>
      <text:p text:style-name="P19"><text:span text:style-name="T285">#</text:span> <text:s/><text:span text:style-name="T290">Draw </text:span><text:span text:style-name="T215">botS</text:span><text:span text:style-name="T216">ed</text:span><text:span text:style-name="T215">D</text:span></text:p>
      <text:p text:style-name="P19"><text:span text:style-name="T269"><text:s text:c="2"/>Task</text:span>.<text:span text:style-name="T299">Save</text:span>Sols ()</text:p>
      <text:p text:style-name="P19"/>
      <text:p text:style-name="P19"/>
      <text:p text:style-name="P95"><text:span text:style-name="T28">Obj:</text:span><text:tab/>water<text:span text:style-name="T198">D</text:span>.MSDrel(2.0) <text:s/><text:span text:style-name="T300">+ </text:span><text:span text:style-name="T301">0.</text:span><text:span text:style-name="T302">000</text:span><text:span text:style-name="T303">2</text:span><text:span text:style-name="T301">*</text:span><text:span text:style-name="T300">deposD.MSD_</text:span><text:span text:style-name="T304">no_mu</text:span><text:span text:style-name="T300">() + Penal[</text:span><text:span text:style-name="T305">4</text:span><text:span text:style-name="T300">]</text:span><text:span text:style-name="T306">*</text:span><text:span text:style-name="T307">Em</text:span><text:span text:style-name="T300">NikZap.MSD_</text:span><text:span text:style-name="T304">no_mu</text:span><text:span text:style-name="T300">() + Penal[</text:span><text:span text:style-name="T305">5</text:span><text:span text:style-name="T300">]*soilD.MSDrel_</text:span><text:span text:style-name="T304">no_mu</text:span><text:span text:style-name="T300">(</text:span><text:span text:style-name="T308">3</text:span><text:span text:style-name="T309">0</text:span><text:span text:style-name="T300">.0) </text:span><text:span text:style-name="T304">\</text:span></text:p>
      <text:p text:style-name="P96"><text:span text:style-name="T304"><text:s text:c="6"/></text:span><text:span text:style-name="T310">+ </text:span><text:span text:style-name="T300">Penal[</text:span><text:span text:style-name="T24">7</text:span><text:span text:style-name="T300">] * Pfi.MSD_</text:span><text:span text:style-name="T304">no_mu</text:span><text:span text:style-name="T300">() <text:s/>+Penal[</text:span><text:span text:style-name="T305">6</text:span><text:span text:style-name="T300">]*bot</text:span><text:span text:style-name="T311">SedD</text:span><text:span text:style-name="T300">.MSD</text:span><text:span text:style-name="T309">rel_no_mu</text:span><text:span text:style-name="T300">(</text:span><text:span text:style-name="T312">4</text:span><text:span text:style-name="T309">0</text:span><text:span text:style-name="T300">) </text:span>\</text:p>
      <text:p text:style-name="P19"><text:s text:c="6"/>+ Pfi.ComplCyc0E (Penal[0]) + <text:span text:style-name="T313">Dep</text:span>Nik.Compl (Penal[1]) + EmNik.ComplMean2 (Penal[2]) \</text:p>
      <text:p text:style-name="P19"><text:tab/>+ <text:s text:c="28"/><text:span text:style-name="T313">Dep</text:span>Zap.Compl (Penal[1]) + EmZap.ComplMean2 (Penal[2]) <text:span text:style-name="T314">\</text:span></text:p>
      <text:p text:style-name="P97"><text:tab/><text:span text:style-name="T314">+ </text:span><text:span text:style-name="T315">Soluble</text:span><text:span text:style-name="T96">Nik</text:span>.ComplMean2 (Penal[<text:span text:style-name="T316">3</text:span>]) <text:span text:style-name="T96">+</text:span><text:span text:style-name="T314"> </text:span><text:span text:style-name="T315">Soluble</text:span><text:span text:style-name="T96">Zap.ComplMean2 (Penal[</text:span><text:span text:style-name="T316">3</text:span><text:span text:style-name="T96">])</text:span></text:p>
      <text:p text:style-name="P98"/>
      <text:p text:style-name="P99"/>
      <text:p text:style-name="P100">INCLUDE: ../<text:span text:style-name="T317">D</text:span><text:span text:style-name="T318">raw</text:span><text:span text:style-name="T317">-09</text:span>.<text:span text:style-name="T319">mn</text:span><text:span text:style-name="T320">g</text:span></text:p>
      <text:p text:style-name="P100"/>
      <text:p text:style-name="P20">EoF</text:p>
      <text:p text:style-name="P19"/>
      <text:p text:style-name="P19"/>
      <text:p text:style-name="P101"/>
      <text:p text:style-name="P101"/>
      <text:p text:style-name="P101"/>
      <text:p text:style-name="P10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 Mono" svg:font-family="'Ubuntu Mono'" style:font-pitch="fixed"/>
    <style:font-face style:name="Ubuntu Mono1" svg:font-family="'Ubuntu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8Num2z0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8-22T11:40:53.812682720</dc:date>
    <meta:editing-duration>P12DT4H41S</meta:editing-duration>
    <meta:editing-cycles>1716</meta:editing-cycles>
    <meta:document-statistic meta:table-count="0" meta:image-count="0" meta:object-count="0" meta:page-count="1" meta:paragraph-count="264" meta:word-count="2105" meta:character-count="14651" meta:non-whitespace-character-count="11636"/>
  </office:meta>
</office:document-meta>
</file>